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36">
      <style:text-properties style:font-name="Arial1" style:font-name-asian="Arial1" style:font-name-complex="Arial1"/>
    </style:style>
    <style:style style:name="ce4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5" style:family="table-cell" style:parent-style-name="Default" style:data-style-name="N36">
      <style:table-cell-properties fo:background-color="#95B3D7"/>
      <style:text-properties style:font-name="Arial1" style:font-name-asian="Arial1" style:font-name-complex="Arial1" fo:font-weight="bold" style:font-weight-asian="bold" style:font-weight-complex="bold"/>
    </style:style>
    <style:style style:name="ce6" style:family="table-cell" style:parent-style-name="Default" style:data-style-name="N39">
      <style:table-cell-properties fo:background-color="#95B3D7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6">
      <style:table-cell-properties fo:background-color="transparent"/>
      <style:text-properties style:font-name="Arial1" style:font-name-asian="Arial1" style:font-name-complex="Arial1"/>
    </style:style>
    <style:style style:name="ce8" style:family="table-cell" style:parent-style-name="Excel_32_Built-in_32_Comma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9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0" style:family="table-cell" style:parent-style-name="Default" style:data-style-name="N38">
      <style:text-properties style:font-name="Arial1" style:font-name-asian="Arial1" style:font-name-complex="Arial1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 fo:background-color="transparent"/>
      <style:text-properties style:font-name="Arial1" style:font-name-asian="Arial1" style:font-name-complex="Arial1"/>
    </style:style>
    <style:style style:name="ce12" style:family="table-cell" style:parent-style-name="Excel_32_Built-in_32_Comma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3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4" style:family="table-cell" style:parent-style-name="Default" style:data-style-name="N38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5" style:family="table-cell" style:parent-style-name="Excel_32_Built-in_32_Comma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6" style:family="table-cell" style:parent-style-name="Excel_32_Built-in_32_Comma" style:data-style-name="N37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none" fo:background-color="transparent"/>
      <style:text-properties style:font-name="Arial1" style:font-name-asian="Arial1" style:font-name-complex="Arial1"/>
    </style:style>
    <style:style style:name="ce20" style:family="table-cell" style:parent-style-name="Default" style:data-style-name="N38">
      <style:table-cell-properties fo:background-color="transparent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8.942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plan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5" table:number-columns-repeated="2" table:default-cell-style-name="ce3"/>
        <table:table-column table:style-name="co7" table:number-columns-repeated="1008" table:default-cell-style-name="ce3"/>
        <table:table-column table:style-name="co8" table:default-cell-style-name="ce3"/>
        <table:table-column table:style-name="co8" table:number-columns-repeated="15360" table:default-cell-style-name="ce1"/>
        <table:table-row table:style-name="ro1">
          <table:table-cell office:value-type="string" table:style-name="ce2">
            <text:p>HISTÓRICO DE RESULTADOS DO ÍNDICE DE DESEMPENHO NO ATENDIMENTO (IDA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ERVIÇO: TV POR ASSINATUR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ÍODO: JAN/13 A DEZ/13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ONTE: Relatórios do IDA gerados pela Superintendência de Relações com Consumidores<text:s/><text:span text:style-name="T1">( http://www.anatel.gov.br/consumidor/dados-e-rankings/desempenho-no-atendimento#2-histórico)</text:span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Para maiores informações sobre o cálculo do IDA, favor acessar http://www.anatel.gov.br/consumidor/dados-e-rankings/desempenho-no-atendimento#3-entend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GRUPO ECONÔMICO</text:p>
          </table:table-cell>
          <table:table-cell office:value-type="string" table:style-name="ce5">
            <text:p>VARIÁVEL</text:p>
          </table:table-cell>
          <table:table-cell office:value-type="date" office:date-value="2013-01-01T00:00:00" table:style-name="ce6">
            <text:p>jan/13</text:p>
          </table:table-cell>
          <table:table-cell office:value-type="date" office:date-value="2013-02-01T00:00:00" table:style-name="ce6">
            <text:p>fev/13</text:p>
          </table:table-cell>
          <table:table-cell office:value-type="date" office:date-value="2013-03-01T00:00:00" table:style-name="ce6">
            <text:p>mar/13</text:p>
          </table:table-cell>
          <table:table-cell office:value-type="date" office:date-value="2013-04-01T00:00:00" table:style-name="ce6">
            <text:p>abr/13</text:p>
          </table:table-cell>
          <table:table-cell office:value-type="date" office:date-value="2013-05-01T00:00:00" table:style-name="ce6">
            <text:p>mai/13</text:p>
          </table:table-cell>
          <table:table-cell office:value-type="date" office:date-value="2013-06-01T00:00:00" table:style-name="ce6">
            <text:p>jun/13</text:p>
          </table:table-cell>
          <table:table-cell office:value-type="date" office:date-value="2013-07-01T00:00:00" table:style-name="ce6">
            <text:p>jul/13</text:p>
          </table:table-cell>
          <table:table-cell office:value-type="date" office:date-value="2013-08-01T00:00:00" table:style-name="ce6">
            <text:p>ago/13</text:p>
          </table:table-cell>
          <table:table-cell office:value-type="date" office:date-value="2013-09-01T00:00:00" table:style-name="ce6">
            <text:p>set/13</text:p>
          </table:table-cell>
          <table:table-cell office:value-type="date" office:date-value="2013-10-01T00:00:00" table:style-name="ce6">
            <text:p>out/13</text:p>
          </table:table-cell>
          <table:table-cell office:value-type="date" office:date-value="2013-11-01T00:00:00" table:style-name="ce6">
            <text:p>nov/13</text:p>
          </table:table-cell>
          <table:table-cell office:value-type="date" office:date-value="2013-12-01T00:00:00" table:style-name="ce6">
            <text:p>dez/1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laro TV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6.323999999999998" table:style-name="ce8">
            <text:p>96,324</text:p>
          </table:table-cell>
          <table:table-cell office:value-type="float" office:value="97.03" table:style-name="ce8">
            <text:p>97,030</text:p>
          </table:table-cell>
          <table:table-cell office:value-type="float" office:value="90.387" table:style-name="ce8">
            <text:p>90,387</text:p>
          </table:table-cell>
          <table:table-cell office:value-type="float" office:value="96.528999999999996" table:style-name="ce8">
            <text:p>96,529</text:p>
          </table:table-cell>
          <table:table-cell office:value-type="float" office:value="83.352000000000004" table:style-name="ce9">
            <text:p>83,352</text:p>
          </table:table-cell>
          <table:table-cell office:value-type="float" office:value="97.094999999999999" table:style-name="ce8">
            <text:p>97,095</text:p>
          </table:table-cell>
          <table:table-cell office:value-type="float" office:value="95.093999999999994" table:style-name="ce8">
            <text:p>95,094</text:p>
          </table:table-cell>
          <table:table-cell office:value-type="float" office:value="89.846000000000004" table:style-name="ce8">
            <text:p>89,846</text:p>
          </table:table-cell>
          <table:table-cell office:value-type="float" office:value="89.962999999999994" table:style-name="ce9">
            <text:p>89,963</text:p>
          </table:table-cell>
          <table:table-cell office:value-type="float" office:value="82.135000000000005" table:style-name="ce9">
            <text:p>82,135</text:p>
          </table:table-cell>
          <table:table-cell office:value-type="float" office:value="90.852000000000004" table:style-name="ce9">
            <text:p>90,852</text:p>
          </table:table-cell>
          <table:table-cell office:value-type="float" office:value="89.891999999999996" table:style-name="ce10">
            <text:p>89,89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TBC TV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1.4" table:style-name="ce8">
            <text:p>91,400</text:p>
          </table:table-cell>
          <table:table-cell office:value-type="float" office:value="95.953999999999994" table:style-name="ce8">
            <text:p>95,954</text:p>
          </table:table-cell>
          <table:table-cell office:value-type="float" office:value="96.600999999999999" table:style-name="ce8">
            <text:p>96,601</text:p>
          </table:table-cell>
          <table:table-cell office:value-type="float" office:value="95.617000000000004" table:style-name="ce8">
            <text:p>95,617</text:p>
          </table:table-cell>
          <table:table-cell office:value-type="float" office:value="88.284000000000006" table:style-name="ce9">
            <text:p>88,284</text:p>
          </table:table-cell>
          <table:table-cell office:value-type="float" office:value="96.823999999999998" table:style-name="ce8">
            <text:p>96,824</text:p>
          </table:table-cell>
          <table:table-cell office:value-type="float" office:value="84.608999999999995" table:style-name="ce8">
            <text:p>84,609</text:p>
          </table:table-cell>
          <table:table-cell office:value-type="float" office:value="87.23" table:style-name="ce8">
            <text:p>87,230</text:p>
          </table:table-cell>
          <table:table-cell office:value-type="float" office:value="89.222999999999999" table:style-name="ce9">
            <text:p>89,223</text:p>
          </table:table-cell>
          <table:table-cell office:value-type="float" office:value="90.221999999999994" table:style-name="ce9">
            <text:p>90,222</text:p>
          </table:table-cell>
          <table:table-cell office:value-type="float" office:value="86.031000000000006" table:style-name="ce9">
            <text:p>86,031</text:p>
          </table:table-cell>
          <table:table-cell office:value-type="float" office:value="93.573999999999998" table:style-name="ce10">
            <text:p>93,57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GV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42.036999999999999" table:style-name="ce8">
            <text:p>42,037</text:p>
          </table:table-cell>
          <table:table-cell office:value-type="float" office:value="23.981999999999999" table:style-name="ce8">
            <text:p>23,982</text:p>
          </table:table-cell>
          <table:table-cell office:value-type="float" office:value="24.907" table:style-name="ce8">
            <text:p>24,907</text:p>
          </table:table-cell>
          <table:table-cell office:value-type="float" office:value="46.168999999999997" table:style-name="ce8">
            <text:p>46,169</text:p>
          </table:table-cell>
          <table:table-cell office:value-type="float" office:value="56.1" table:style-name="ce9">
            <text:p>56,100</text:p>
          </table:table-cell>
          <table:table-cell office:value-type="float" office:value="65.605999999999995" table:style-name="ce8">
            <text:p>65,606</text:p>
          </table:table-cell>
          <table:table-cell office:value-type="float" office:value="66.600999999999999" table:style-name="ce8">
            <text:p>66,601</text:p>
          </table:table-cell>
          <table:table-cell office:value-type="float" office:value="68.924000000000007" table:style-name="ce8">
            <text:p>68,924</text:p>
          </table:table-cell>
          <table:table-cell office:value-type="float" office:value="70.25" table:style-name="ce9">
            <text:p>70,250</text:p>
          </table:table-cell>
          <table:table-cell office:value-type="float" office:value="62.122" table:style-name="ce9">
            <text:p>62,122</text:p>
          </table:table-cell>
          <table:table-cell office:value-type="float" office:value="74.474000000000004" table:style-name="ce9">
            <text:p>74,474</text:p>
          </table:table-cell>
          <table:table-cell office:value-type="float" office:value="73.057000000000002" table:style-name="ce10">
            <text:p>73,05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NE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8.611000000000004" table:style-name="ce8">
            <text:p>98,611</text:p>
          </table:table-cell>
          <table:table-cell office:value-type="float" office:value="85.625" table:style-name="ce8">
            <text:p>85,625</text:p>
          </table:table-cell>
          <table:table-cell office:value-type="float" office:value="89.882999999999996" table:style-name="ce8">
            <text:p>89,883</text:p>
          </table:table-cell>
          <table:table-cell office:value-type="float" office:value="96.188000000000002" table:style-name="ce8">
            <text:p>96,188</text:p>
          </table:table-cell>
          <table:table-cell office:value-type="float" office:value="96.454999999999998" table:style-name="ce9">
            <text:p>96,455</text:p>
          </table:table-cell>
          <table:table-cell office:value-type="float" office:value="98.055000000000007" table:style-name="ce8">
            <text:p>98,055</text:p>
          </table:table-cell>
          <table:table-cell office:value-type="float" office:value="96.900999999999996" table:style-name="ce8">
            <text:p>96,901</text:p>
          </table:table-cell>
          <table:table-cell office:value-type="float" office:value="97.168000000000006" table:style-name="ce8">
            <text:p>97,168</text:p>
          </table:table-cell>
          <table:table-cell office:value-type="float" office:value="93.302999999999997" table:style-name="ce9">
            <text:p>93,303</text:p>
          </table:table-cell>
          <table:table-cell office:value-type="float" office:value="96.628" table:style-name="ce9">
            <text:p>96,628</text:p>
          </table:table-cell>
          <table:table-cell office:value-type="float" office:value="96.875" table:style-name="ce9">
            <text:p>96,875</text:p>
          </table:table-cell>
          <table:table-cell office:value-type="float" office:value="96.87" table:style-name="ce10">
            <text:p>96,87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Oi TV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56.527999999999999" table:style-name="ce8">
            <text:p>56,528</text:p>
          </table:table-cell>
          <table:table-cell office:value-type="float" office:value="59.92" table:style-name="ce8">
            <text:p>59,920</text:p>
          </table:table-cell>
          <table:table-cell office:value-type="float" office:value="47.427" table:style-name="ce8">
            <text:p>47,427</text:p>
          </table:table-cell>
          <table:table-cell office:value-type="float" office:value="52.018999999999998" table:style-name="ce8">
            <text:p>52,019</text:p>
          </table:table-cell>
          <table:table-cell office:value-type="float" office:value="51.725999999999999" table:style-name="ce9">
            <text:p>51,726</text:p>
          </table:table-cell>
          <table:table-cell office:value-type="float" office:value="55.079000000000001" table:style-name="ce8">
            <text:p>55,079</text:p>
          </table:table-cell>
          <table:table-cell office:value-type="float" office:value="46.756999999999998" table:style-name="ce8">
            <text:p>46,757</text:p>
          </table:table-cell>
          <table:table-cell office:value-type="float" office:value="52.329000000000001" table:style-name="ce8">
            <text:p>52,329</text:p>
          </table:table-cell>
          <table:table-cell office:value-type="float" office:value="57.9" table:style-name="ce9">
            <text:p>57,900</text:p>
          </table:table-cell>
          <table:table-cell office:value-type="float" office:value="56.040999999999997" table:style-name="ce9">
            <text:p>56,041</text:p>
          </table:table-cell>
          <table:table-cell office:value-type="float" office:value="68.245000000000005" table:style-name="ce9">
            <text:p>68,245</text:p>
          </table:table-cell>
          <table:table-cell office:value-type="float" office:value="66.38" table:style-name="ce10">
            <text:p>66,38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KY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5.938000000000002" table:style-name="ce8">
            <text:p>75,938</text:p>
          </table:table-cell>
          <table:table-cell office:value-type="float" office:value="75.667000000000002" table:style-name="ce8">
            <text:p>75,667</text:p>
          </table:table-cell>
          <table:table-cell office:value-type="float" office:value="76.823999999999998" table:style-name="ce8">
            <text:p>76,824</text:p>
          </table:table-cell>
          <table:table-cell office:value-type="float" office:value="79.736999999999995" table:style-name="ce8">
            <text:p>79,737</text:p>
          </table:table-cell>
          <table:table-cell office:value-type="float" office:value="78.480999999999995" table:style-name="ce9">
            <text:p>78,481</text:p>
          </table:table-cell>
          <table:table-cell office:value-type="float" office:value="71.911000000000001" table:style-name="ce8">
            <text:p>71,911</text:p>
          </table:table-cell>
          <table:table-cell office:value-type="float" office:value="75.022000000000006" table:style-name="ce8">
            <text:p>75,022</text:p>
          </table:table-cell>
          <table:table-cell office:value-type="float" office:value="76.988" table:style-name="ce8">
            <text:p>76,988</text:p>
          </table:table-cell>
          <table:table-cell office:value-type="float" office:value="85.301000000000002" table:style-name="ce9">
            <text:p>85,301</text:p>
          </table:table-cell>
          <table:table-cell office:value-type="float" office:value="82" table:style-name="ce9">
            <text:p>82,000</text:p>
          </table:table-cell>
          <table:table-cell office:value-type="float" office:value="83.19" table:style-name="ce9">
            <text:p>83,190</text:p>
          </table:table-cell>
          <table:table-cell office:value-type="float" office:value="79.486000000000004" table:style-name="ce10">
            <text:p>79,48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Telefônica 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0.97" table:style-name="ce8">
            <text:p>80,970</text:p>
          </table:table-cell>
          <table:table-cell office:value-type="float" office:value="82.6" table:style-name="ce8">
            <text:p>82,600</text:p>
          </table:table-cell>
          <table:table-cell office:value-type="float" office:value="85.13" table:style-name="ce8">
            <text:p>85,130</text:p>
          </table:table-cell>
          <table:table-cell office:value-type="float" office:value="89.122" table:style-name="ce8">
            <text:p>89,122</text:p>
          </table:table-cell>
          <table:table-cell office:value-type="float" office:value="86.027000000000001" table:style-name="ce9">
            <text:p>86,027</text:p>
          </table:table-cell>
          <table:table-cell office:value-type="float" office:value="78.948999999999998" table:style-name="ce8">
            <text:p>78,949</text:p>
          </table:table-cell>
          <table:table-cell office:value-type="float" office:value="54.8" table:style-name="ce8">
            <text:p>54,800</text:p>
          </table:table-cell>
          <table:table-cell office:value-type="float" office:value="63.27" table:style-name="ce8">
            <text:p>63,270</text:p>
          </table:table-cell>
          <table:table-cell office:value-type="float" office:value="67.260000000000005" table:style-name="ce9">
            <text:p>67,260</text:p>
          </table:table-cell>
          <table:table-cell office:value-type="float" office:value="71.042000000000002" table:style-name="ce9">
            <text:p>71,042</text:p>
          </table:table-cell>
          <table:table-cell office:value-type="float" office:value="81.218000000000004" table:style-name="ce9">
            <text:p>81,218</text:p>
          </table:table-cell>
          <table:table-cell office:value-type="float" office:value="77.305999999999997" table:style-name="ce10">
            <text:p>77,306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VIACAB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2.027000000000001" table:style-name="ce8">
            <text:p>72,027</text:p>
          </table:table-cell>
          <table:table-cell office:value-type="float" office:value="59.018999999999998" table:style-name="ce8">
            <text:p>59,019</text:p>
          </table:table-cell>
          <table:table-cell office:value-type="float" office:value="82.563999999999993" table:style-name="ce8">
            <text:p>82,564</text:p>
          </table:table-cell>
          <table:table-cell office:value-type="float" office:value="77.106999999999999" table:style-name="ce8">
            <text:p>77,107</text:p>
          </table:table-cell>
          <table:table-cell office:value-type="float" office:value="79.22" table:style-name="ce9">
            <text:p>79,220</text:p>
          </table:table-cell>
          <table:table-cell office:value-type="float" office:value="76.17" table:style-name="ce8">
            <text:p>76,170</text:p>
          </table:table-cell>
          <table:table-cell office:value-type="float" office:value="70.575000000000003" table:style-name="ce8">
            <text:p>70,575</text:p>
          </table:table-cell>
          <table:table-cell office:value-type="float" office:value="71.155000000000001" table:style-name="ce8">
            <text:p>71,155</text:p>
          </table:table-cell>
          <table:table-cell office:value-type="float" office:value="76.625" table:style-name="ce9">
            <text:p>76,625</text:p>
          </table:table-cell>
          <table:table-cell office:value-type="float" office:value="53.023000000000003" table:style-name="ce9">
            <text:p>53,023</text:p>
          </table:table-cell>
          <table:table-cell office:value-type="float" office:value="7.2670000000000003" table:style-name="ce9">
            <text:p>7,267</text:p>
          </table:table-cell>
          <table:table-cell office:value-type="float" office:value="0" table:style-name="ce10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TV CIDADE</text:p>
          </table:table-cell>
          <table:table-cell office:value-type="string" table:style-name="ce11">
            <text:p>Indicador de Desempenho no Atendimento (IDA)</text:p>
          </table:table-cell>
          <table:table-cell table:number-columns-repeated="3" table:style-name="ce12"/>
          <table:table-cell office:value-type="float" office:value="61.268000000000001" table:style-name="ce12">
            <text:p>61,268</text:p>
          </table:table-cell>
          <table:table-cell table:style-name="ce13"/>
          <table:table-cell table:number-columns-repeated="3" table:style-name="ce12"/>
          <table:table-cell table:number-columns-repeated="3" table:style-name="ce13"/>
          <table:table-cell table:style-name="ce14"/>
          <table:table-cell table:number-columns-repeated="16370"/>
        </table:table-row>
        <table:table-row table:style-name="ro1">
          <table:table-cell office:value-type="string" table:style-name="ce7">
            <text:p>Claro TV</text:p>
          </table:table-cell>
          <table:table-cell office:value-type="string" table:style-name="ce7">
            <text:p>Quantidade de reclamações</text:p>
          </table:table-cell>
          <table:table-cell office:value-type="float" office:value="2856" table:style-name="ce15">
            <text:p>2856<text:s/></text:p>
          </table:table-cell>
          <table:table-cell office:value-type="float" office:value="2734" table:style-name="ce15">
            <text:p>2734<text:s/></text:p>
          </table:table-cell>
          <table:table-cell office:value-type="float" office:value="2857" table:style-name="ce15">
            <text:p>2857<text:s/></text:p>
          </table:table-cell>
          <table:table-cell office:value-type="float" office:value="2894" table:style-name="ce15">
            <text:p>2894<text:s/></text:p>
          </table:table-cell>
          <table:table-cell office:value-type="float" office:value="2787" table:style-name="ce15">
            <text:p>2787<text:s/></text:p>
          </table:table-cell>
          <table:table-cell office:value-type="float" office:value="2819" table:style-name="ce15">
            <text:p>2819<text:s/></text:p>
          </table:table-cell>
          <table:table-cell office:value-type="float" office:value="3293" table:style-name="ce15">
            <text:p>3293<text:s/></text:p>
          </table:table-cell>
          <table:table-cell office:value-type="float" office:value="3378" table:style-name="ce15">
            <text:p>3378<text:s/></text:p>
          </table:table-cell>
          <table:table-cell office:value-type="float" office:value="3325" table:style-name="ce15">
            <text:p>3325<text:s/></text:p>
          </table:table-cell>
          <table:table-cell office:value-type="float" office:value="3798" table:style-name="ce15">
            <text:p>3798<text:s/></text:p>
          </table:table-cell>
          <table:table-cell office:value-type="float" office:value="3247" table:style-name="ce15">
            <text:p>3247<text:s/></text:p>
          </table:table-cell>
          <table:table-cell office:value-type="float" office:value="3240" table:style-name="ce3">
            <text:p>324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TBC TV</text:p>
          </table:table-cell>
          <table:table-cell office:value-type="string" table:style-name="ce7">
            <text:p>Quantidade de reclamações</text:p>
          </table:table-cell>
          <table:table-cell office:value-type="float" office:value="140" table:style-name="ce15">
            <text:p>140<text:s/></text:p>
          </table:table-cell>
          <table:table-cell office:value-type="float" office:value="108" table:style-name="ce15">
            <text:p>108<text:s/></text:p>
          </table:table-cell>
          <table:table-cell office:value-type="float" office:value="105" table:style-name="ce15">
            <text:p>105<text:s/></text:p>
          </table:table-cell>
          <table:table-cell office:value-type="float" office:value="118" table:style-name="ce15">
            <text:p>118<text:s/></text:p>
          </table:table-cell>
          <table:table-cell office:value-type="float" office:value="134" table:style-name="ce15">
            <text:p>134<text:s/></text:p>
          </table:table-cell>
          <table:table-cell office:value-type="float" office:value="108" table:style-name="ce15">
            <text:p>108<text:s/></text:p>
          </table:table-cell>
          <table:table-cell office:value-type="float" office:value="166" table:style-name="ce15">
            <text:p>166<text:s/></text:p>
          </table:table-cell>
          <table:table-cell office:value-type="float" office:value="140" table:style-name="ce15">
            <text:p>140<text:s/></text:p>
          </table:table-cell>
          <table:table-cell office:value-type="float" office:value="111" table:style-name="ce15">
            <text:p>111<text:s/></text:p>
          </table:table-cell>
          <table:table-cell office:value-type="float" office:value="122" table:style-name="ce15">
            <text:p>122<text:s/></text:p>
          </table:table-cell>
          <table:table-cell office:value-type="float" office:value="88" table:style-name="ce15">
            <text:p>88<text:s/></text:p>
          </table:table-cell>
          <table:table-cell office:value-type="float" office:value="99" table:style-name="ce3">
            <text:p>9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GVT</text:p>
          </table:table-cell>
          <table:table-cell office:value-type="string" table:style-name="ce7">
            <text:p>Quantidade de reclamações</text:p>
          </table:table-cell>
          <table:table-cell office:value-type="float" office:value="1995" table:style-name="ce15">
            <text:p>1995<text:s/></text:p>
          </table:table-cell>
          <table:table-cell office:value-type="float" office:value="2264" table:style-name="ce15">
            <text:p>2264<text:s/></text:p>
          </table:table-cell>
          <table:table-cell office:value-type="float" office:value="2381" table:style-name="ce15">
            <text:p>2381<text:s/></text:p>
          </table:table-cell>
          <table:table-cell office:value-type="float" office:value="1892" table:style-name="ce15">
            <text:p>1892<text:s/></text:p>
          </table:table-cell>
          <table:table-cell office:value-type="float" office:value="1632" table:style-name="ce15">
            <text:p>1632<text:s/></text:p>
          </table:table-cell>
          <table:table-cell office:value-type="float" office:value="1337" table:style-name="ce15">
            <text:p>1337<text:s/></text:p>
          </table:table-cell>
          <table:table-cell office:value-type="float" office:value="1352" table:style-name="ce15">
            <text:p>1352<text:s/></text:p>
          </table:table-cell>
          <table:table-cell office:value-type="float" office:value="1307" table:style-name="ce15">
            <text:p>1307<text:s/></text:p>
          </table:table-cell>
          <table:table-cell office:value-type="float" office:value="1265" table:style-name="ce15">
            <text:p>1265<text:s/></text:p>
          </table:table-cell>
          <table:table-cell office:value-type="float" office:value="1681" table:style-name="ce15">
            <text:p>1681<text:s/></text:p>
          </table:table-cell>
          <table:table-cell office:value-type="float" office:value="1495" table:style-name="ce15">
            <text:p>1495<text:s/></text:p>
          </table:table-cell>
          <table:table-cell office:value-type="float" office:value="1627" table:style-name="ce3">
            <text:p>1627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NET</text:p>
          </table:table-cell>
          <table:table-cell office:value-type="string" table:style-name="ce7">
            <text:p>Quantidade de reclamações</text:p>
          </table:table-cell>
          <table:table-cell office:value-type="float" office:value="4017" table:style-name="ce15">
            <text:p>4017<text:s/></text:p>
          </table:table-cell>
          <table:table-cell office:value-type="float" office:value="4857" table:style-name="ce15">
            <text:p>4857<text:s/></text:p>
          </table:table-cell>
          <table:table-cell office:value-type="float" office:value="5350" table:style-name="ce15">
            <text:p>5350<text:s/></text:p>
          </table:table-cell>
          <table:table-cell office:value-type="float" office:value="4971" table:style-name="ce15">
            <text:p>4971<text:s/></text:p>
          </table:table-cell>
          <table:table-cell office:value-type="float" office:value="4907" table:style-name="ce15">
            <text:p>4907<text:s/></text:p>
          </table:table-cell>
          <table:table-cell office:value-type="float" office:value="4367" table:style-name="ce15">
            <text:p>4367<text:s/></text:p>
          </table:table-cell>
          <table:table-cell office:value-type="float" office:value="4820" table:style-name="ce15">
            <text:p>4820<text:s/></text:p>
          </table:table-cell>
          <table:table-cell office:value-type="float" office:value="4903" table:style-name="ce15">
            <text:p>4903<text:s/></text:p>
          </table:table-cell>
          <table:table-cell office:value-type="float" office:value="4461" table:style-name="ce15">
            <text:p>4461<text:s/></text:p>
          </table:table-cell>
          <table:table-cell office:value-type="float" office:value="5202" table:style-name="ce15">
            <text:p>5202<text:s/></text:p>
          </table:table-cell>
          <table:table-cell office:value-type="float" office:value="5119" table:style-name="ce15">
            <text:p>5119<text:s/></text:p>
          </table:table-cell>
          <table:table-cell office:value-type="float" office:value="5150" table:style-name="ce3">
            <text:p>515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Oi TV</text:p>
          </table:table-cell>
          <table:table-cell office:value-type="string" table:style-name="ce7">
            <text:p>Quantidade de reclamações</text:p>
          </table:table-cell>
          <table:table-cell office:value-type="float" office:value="2767" table:style-name="ce15">
            <text:p>2767<text:s/></text:p>
          </table:table-cell>
          <table:table-cell office:value-type="float" office:value="2634" table:style-name="ce15">
            <text:p>2634<text:s/></text:p>
          </table:table-cell>
          <table:table-cell office:value-type="float" office:value="3112" table:style-name="ce15">
            <text:p>3112<text:s/></text:p>
          </table:table-cell>
          <table:table-cell office:value-type="float" office:value="3231" table:style-name="ce15">
            <text:p>3231<text:s/></text:p>
          </table:table-cell>
          <table:table-cell office:value-type="float" office:value="3354" table:style-name="ce15">
            <text:p>3354<text:s/></text:p>
          </table:table-cell>
          <table:table-cell office:value-type="float" office:value="3175" table:style-name="ce15">
            <text:p>3175<text:s/></text:p>
          </table:table-cell>
          <table:table-cell office:value-type="float" office:value="3699" table:style-name="ce15">
            <text:p>3699<text:s/></text:p>
          </table:table-cell>
          <table:table-cell office:value-type="float" office:value="3446" table:style-name="ce15">
            <text:p>3446<text:s/></text:p>
          </table:table-cell>
          <table:table-cell office:value-type="float" office:value="3087" table:style-name="ce15">
            <text:p>3087<text:s/></text:p>
          </table:table-cell>
          <table:table-cell office:value-type="float" office:value="3158" table:style-name="ce15">
            <text:p>3158<text:s/></text:p>
          </table:table-cell>
          <table:table-cell office:value-type="float" office:value="2420" table:style-name="ce15">
            <text:p>2420<text:s/></text:p>
          </table:table-cell>
          <table:table-cell office:value-type="float" office:value="2350" table:style-name="ce3">
            <text:p>235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KY</text:p>
          </table:table-cell>
          <table:table-cell office:value-type="string" table:style-name="ce7">
            <text:p>Quantidade de reclamações</text:p>
          </table:table-cell>
          <table:table-cell office:value-type="float" office:value="9163" table:style-name="ce15">
            <text:p>9163<text:s/></text:p>
          </table:table-cell>
          <table:table-cell office:value-type="float" office:value="7916" table:style-name="ce15">
            <text:p>7916<text:s/></text:p>
          </table:table-cell>
          <table:table-cell office:value-type="float" office:value="9008" table:style-name="ce15">
            <text:p>9008<text:s/></text:p>
          </table:table-cell>
          <table:table-cell office:value-type="float" office:value="7591" table:style-name="ce15">
            <text:p>7591<text:s/></text:p>
          </table:table-cell>
          <table:table-cell office:value-type="float" office:value="7213" table:style-name="ce15">
            <text:p>7213<text:s/></text:p>
          </table:table-cell>
          <table:table-cell office:value-type="float" office:value="6581" table:style-name="ce15">
            <text:p>6581<text:s/></text:p>
          </table:table-cell>
          <table:table-cell office:value-type="float" office:value="7421" table:style-name="ce15">
            <text:p>7421<text:s/></text:p>
          </table:table-cell>
          <table:table-cell office:value-type="float" office:value="7633" table:style-name="ce15">
            <text:p>7633<text:s/></text:p>
          </table:table-cell>
          <table:table-cell office:value-type="float" office:value="6132" table:style-name="ce15">
            <text:p>6132<text:s/></text:p>
          </table:table-cell>
          <table:table-cell office:value-type="float" office:value="7335" table:style-name="ce15">
            <text:p>7335<text:s/></text:p>
          </table:table-cell>
          <table:table-cell office:value-type="float" office:value="7143" table:style-name="ce15">
            <text:p>7143<text:s/></text:p>
          </table:table-cell>
          <table:table-cell office:value-type="float" office:value="7438" table:style-name="ce3">
            <text:p>743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Telefônica Vivo</text:p>
          </table:table-cell>
          <table:table-cell office:value-type="string" table:style-name="ce7">
            <text:p>Quantidade de reclamações</text:p>
          </table:table-cell>
          <table:table-cell office:value-type="float" office:value="900" table:style-name="ce15">
            <text:p>900<text:s/></text:p>
          </table:table-cell>
          <table:table-cell office:value-type="float" office:value="1006" table:style-name="ce15">
            <text:p>1006<text:s/></text:p>
          </table:table-cell>
          <table:table-cell office:value-type="float" office:value="898" table:style-name="ce15">
            <text:p>898<text:s/></text:p>
          </table:table-cell>
          <table:table-cell office:value-type="float" office:value="722" table:style-name="ce15">
            <text:p>722<text:s/></text:p>
          </table:table-cell>
          <table:table-cell office:value-type="float" office:value="828" table:style-name="ce15">
            <text:p>828<text:s/></text:p>
          </table:table-cell>
          <table:table-cell office:value-type="float" office:value="1035" table:style-name="ce15">
            <text:p>1035<text:s/></text:p>
          </table:table-cell>
          <table:table-cell office:value-type="float" office:value="1885" table:style-name="ce15">
            <text:p>1885<text:s/></text:p>
          </table:table-cell>
          <table:table-cell office:value-type="float" office:value="1675" table:style-name="ce15">
            <text:p>1675<text:s/></text:p>
          </table:table-cell>
          <table:table-cell office:value-type="float" office:value="1569" table:style-name="ce15">
            <text:p>1569<text:s/></text:p>
          </table:table-cell>
          <table:table-cell office:value-type="float" office:value="1473" table:style-name="ce15">
            <text:p>1473<text:s/></text:p>
          </table:table-cell>
          <table:table-cell office:value-type="float" office:value="1096" table:style-name="ce15">
            <text:p>1096<text:s/></text:p>
          </table:table-cell>
          <table:table-cell office:value-type="float" office:value="1262" table:style-name="ce3">
            <text:p>126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VIACABO</text:p>
          </table:table-cell>
          <table:table-cell office:value-type="string" table:style-name="ce7">
            <text:p>Quantidade de reclamações</text:p>
          </table:table-cell>
          <table:table-cell office:value-type="float" office:value="35" table:style-name="ce15">
            <text:p>35<text:s/></text:p>
          </table:table-cell>
          <table:table-cell office:value-type="float" office:value="33" table:style-name="ce15">
            <text:p>33<text:s/></text:p>
          </table:table-cell>
          <table:table-cell office:value-type="float" office:value="44" table:style-name="ce15">
            <text:p>44<text:s/></text:p>
          </table:table-cell>
          <table:table-cell office:value-type="float" office:value="57" table:style-name="ce15">
            <text:p>57<text:s/></text:p>
          </table:table-cell>
          <table:table-cell office:value-type="float" office:value="65" table:style-name="ce15">
            <text:p>65<text:s/></text:p>
          </table:table-cell>
          <table:table-cell office:value-type="float" office:value="73" table:style-name="ce15">
            <text:p>73<text:s/></text:p>
          </table:table-cell>
          <table:table-cell office:value-type="float" office:value="94" table:style-name="ce15">
            <text:p>94<text:s/></text:p>
          </table:table-cell>
          <table:table-cell office:value-type="float" office:value="68" table:style-name="ce15">
            <text:p>68<text:s/></text:p>
          </table:table-cell>
          <table:table-cell office:value-type="float" office:value="56" table:style-name="ce15">
            <text:p>56<text:s/></text:p>
          </table:table-cell>
          <table:table-cell office:value-type="float" office:value="60" table:style-name="ce15">
            <text:p>60<text:s/></text:p>
          </table:table-cell>
          <table:table-cell office:value-type="float" office:value="87" table:style-name="ce15">
            <text:p>87<text:s/></text:p>
          </table:table-cell>
          <table:table-cell office:value-type="float" office:value="125" table:style-name="ce3">
            <text:p>125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TV Cidade</text:p>
          </table:table-cell>
          <table:table-cell office:value-type="string" table:style-name="ce11">
            <text:p>Quantidade de reclamações</text:p>
          </table:table-cell>
          <table:table-cell table:number-columns-repeated="3" table:style-name="ce16"/>
          <table:table-cell office:value-type="float" office:value="148" table:style-name="ce16">
            <text:p>148<text:s/></text:p>
          </table:table-cell>
          <table:table-cell table:number-columns-repeated="4" table:style-name="ce16"/>
          <table:table-cell table:number-columns-repeated="3" table:style-name="ce17"/>
          <table:table-cell table:style-name="ce18"/>
          <table:table-cell table:number-columns-repeated="16370"/>
        </table:table-row>
        <table:table-row table:style-name="ro1">
          <table:table-cell office:value-type="string" table:style-name="ce7">
            <text:p>Claro TV</text:p>
          </table:table-cell>
          <table:table-cell office:value-type="string" table:style-name="ce7">
            <text:p>Número de assinantes</text:p>
          </table:table-cell>
          <table:table-cell office:value-type="float" office:value="3212857" table:style-name="ce15">
            <text:p>3212857<text:s/></text:p>
          </table:table-cell>
          <table:table-cell office:value-type="float" office:value="3242968" table:style-name="ce15">
            <text:p>3242968<text:s/></text:p>
          </table:table-cell>
          <table:table-cell office:value-type="float" office:value="3273023" table:style-name="ce15">
            <text:p>3273023<text:s/></text:p>
          </table:table-cell>
          <table:table-cell office:value-type="float" office:value="3305106" table:style-name="ce15">
            <text:p>3305106<text:s/></text:p>
          </table:table-cell>
          <table:table-cell office:value-type="float" office:value="3335332" table:style-name="ce15">
            <text:p>3335332<text:s/></text:p>
          </table:table-cell>
          <table:table-cell office:value-type="float" office:value="3360527" table:style-name="ce15">
            <text:p>3360527<text:s/></text:p>
          </table:table-cell>
          <table:table-cell office:value-type="float" office:value="3398637" table:style-name="ce15">
            <text:p>3398637<text:s/></text:p>
          </table:table-cell>
          <table:table-cell office:value-type="float" office:value="3445852" table:style-name="ce15">
            <text:p>3445852<text:s/></text:p>
          </table:table-cell>
          <table:table-cell office:value-type="float" office:value="3489668" table:style-name="ce15">
            <text:p>3489668<text:s/></text:p>
          </table:table-cell>
          <table:table-cell office:value-type="float" office:value="3532830" table:style-name="ce15">
            <text:p>3532830<text:s/></text:p>
          </table:table-cell>
          <table:table-cell office:value-type="float" office:value="3564050" table:style-name="ce15">
            <text:p>3564050<text:s/></text:p>
          </table:table-cell>
          <table:table-cell office:value-type="float" office:value="3597488" table:style-name="ce3">
            <text:p>359748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TBC TV</text:p>
          </table:table-cell>
          <table:table-cell office:value-type="string" table:style-name="ce7">
            <text:p>Número de assinantes</text:p>
          </table:table-cell>
          <table:table-cell office:value-type="float" office:value="115798" table:style-name="ce15">
            <text:p>115798<text:s/></text:p>
          </table:table-cell>
          <table:table-cell office:value-type="float" office:value="118296" table:style-name="ce15">
            <text:p>118296<text:s/></text:p>
          </table:table-cell>
          <table:table-cell office:value-type="float" office:value="120561" table:style-name="ce15">
            <text:p>120561<text:s/></text:p>
          </table:table-cell>
          <table:table-cell office:value-type="float" office:value="126215" table:style-name="ce15">
            <text:p>126215<text:s/></text:p>
          </table:table-cell>
          <table:table-cell office:value-type="float" office:value="124885" table:style-name="ce15">
            <text:p>124885<text:s/></text:p>
          </table:table-cell>
          <table:table-cell office:value-type="float" office:value="126105" table:style-name="ce15">
            <text:p>126105<text:s/></text:p>
          </table:table-cell>
          <table:table-cell office:value-type="float" office:value="126933" table:style-name="ce15">
            <text:p>126933<text:s/></text:p>
          </table:table-cell>
          <table:table-cell office:value-type="float" office:value="128070" table:style-name="ce15">
            <text:p>128070<text:s/></text:p>
          </table:table-cell>
          <table:table-cell office:value-type="float" office:value="128177" table:style-name="ce15">
            <text:p>128177<text:s/></text:p>
          </table:table-cell>
          <table:table-cell office:value-type="float" office:value="128821" table:style-name="ce15">
            <text:p>128821<text:s/></text:p>
          </table:table-cell>
          <table:table-cell office:value-type="float" office:value="129838" table:style-name="ce15">
            <text:p>129838<text:s/></text:p>
          </table:table-cell>
          <table:table-cell office:value-type="float" office:value="133893" table:style-name="ce3">
            <text:p>13389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GVT</text:p>
          </table:table-cell>
          <table:table-cell office:value-type="string" table:style-name="ce7">
            <text:p>Número de assinantes</text:p>
          </table:table-cell>
          <table:table-cell office:value-type="float" office:value="451605" table:style-name="ce15">
            <text:p>451605<text:s/></text:p>
          </table:table-cell>
          <table:table-cell office:value-type="float" office:value="468223" table:style-name="ce15">
            <text:p>468223<text:s/></text:p>
          </table:table-cell>
          <table:table-cell office:value-type="float" office:value="486964" table:style-name="ce15">
            <text:p>486964<text:s/></text:p>
          </table:table-cell>
          <table:table-cell office:value-type="float" office:value="500958" table:style-name="ce15">
            <text:p>500958<text:s/></text:p>
          </table:table-cell>
          <table:table-cell office:value-type="float" office:value="516257" table:style-name="ce15">
            <text:p>516257<text:s/></text:p>
          </table:table-cell>
          <table:table-cell office:value-type="float" office:value="530464" table:style-name="ce15">
            <text:p>530464<text:s/></text:p>
          </table:table-cell>
          <table:table-cell office:value-type="float" office:value="544355" table:style-name="ce15">
            <text:p>544355<text:s/></text:p>
          </table:table-cell>
          <table:table-cell office:value-type="float" office:value="564937" table:style-name="ce15">
            <text:p>564937<text:s/></text:p>
          </table:table-cell>
          <table:table-cell office:value-type="float" office:value="586862" table:style-name="ce15">
            <text:p>586862<text:s/></text:p>
          </table:table-cell>
          <table:table-cell office:value-type="float" office:value="616505" table:style-name="ce15">
            <text:p>616505<text:s/></text:p>
          </table:table-cell>
          <table:table-cell office:value-type="float" office:value="647407" table:style-name="ce15">
            <text:p>647407<text:s/></text:p>
          </table:table-cell>
          <table:table-cell office:value-type="float" office:value="677544" table:style-name="ce3">
            <text:p>677544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NET</text:p>
          </table:table-cell>
          <table:table-cell office:value-type="string" table:style-name="ce7">
            <text:p>Número de assinantes</text:p>
          </table:table-cell>
          <table:table-cell office:value-type="float" office:value="5426127" table:style-name="ce15">
            <text:p>5426127<text:s/></text:p>
          </table:table-cell>
          <table:table-cell office:value-type="float" office:value="5468283" table:style-name="ce15">
            <text:p>5468283<text:s/></text:p>
          </table:table-cell>
          <table:table-cell office:value-type="float" office:value="5515176" table:style-name="ce15">
            <text:p>5515176<text:s/></text:p>
          </table:table-cell>
          <table:table-cell office:value-type="float" office:value="5537135" table:style-name="ce15">
            <text:p>5537135<text:s/></text:p>
          </table:table-cell>
          <table:table-cell office:value-type="float" office:value="5573333" table:style-name="ce15">
            <text:p>5573333<text:s/></text:p>
          </table:table-cell>
          <table:table-cell office:value-type="float" office:value="5624483" table:style-name="ce15">
            <text:p>5624483<text:s/></text:p>
          </table:table-cell>
          <table:table-cell office:value-type="float" office:value="5660955" table:style-name="ce15">
            <text:p>5660955<text:s/></text:p>
          </table:table-cell>
          <table:table-cell office:value-type="float" office:value="5878511" table:style-name="ce15">
            <text:p>5878511<text:s/></text:p>
          </table:table-cell>
          <table:table-cell office:value-type="float" office:value="5923763" table:style-name="ce15">
            <text:p>5923763<text:s/></text:p>
          </table:table-cell>
          <table:table-cell office:value-type="float" office:value="5984894" table:style-name="ce15">
            <text:p>5984894<text:s/></text:p>
          </table:table-cell>
          <table:table-cell office:value-type="float" office:value="6000088" table:style-name="ce15">
            <text:p>6000088<text:s/></text:p>
          </table:table-cell>
          <table:table-cell office:value-type="float" office:value="6034230" table:style-name="ce3">
            <text:p>603423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Oi TV</text:p>
          </table:table-cell>
          <table:table-cell office:value-type="string" table:style-name="ce7">
            <text:p>Número de assinantes</text:p>
          </table:table-cell>
          <table:table-cell office:value-type="float" office:value="792107" table:style-name="ce15">
            <text:p>792107<text:s/></text:p>
          </table:table-cell>
          <table:table-cell office:value-type="float" office:value="809160" table:style-name="ce15">
            <text:p>809160<text:s/></text:p>
          </table:table-cell>
          <table:table-cell office:value-type="float" office:value="840263" table:style-name="ce15">
            <text:p>840263<text:s/></text:p>
          </table:table-cell>
          <table:table-cell office:value-type="float" office:value="857313" table:style-name="ce15">
            <text:p>857313<text:s/></text:p>
          </table:table-cell>
          <table:table-cell office:value-type="float" office:value="885472" table:style-name="ce15">
            <text:p>885472<text:s/></text:p>
          </table:table-cell>
          <table:table-cell office:value-type="float" office:value="889396" table:style-name="ce15">
            <text:p>889396<text:s/></text:p>
          </table:table-cell>
          <table:table-cell office:value-type="float" office:value="899827" table:style-name="ce15">
            <text:p>899827<text:s/></text:p>
          </table:table-cell>
          <table:table-cell office:value-type="float" office:value="919267" table:style-name="ce15">
            <text:p>919267<text:s/></text:p>
          </table:table-cell>
          <table:table-cell office:value-type="float" office:value="911566" table:style-name="ce15">
            <text:p>911566<text:s/></text:p>
          </table:table-cell>
          <table:table-cell office:value-type="float" office:value="900398" table:style-name="ce15">
            <text:p>900398<text:s/></text:p>
          </table:table-cell>
          <table:table-cell office:value-type="float" office:value="891648" table:style-name="ce15">
            <text:p>891648<text:s/></text:p>
          </table:table-cell>
          <table:table-cell office:value-type="float" office:value="828843" table:style-name="ce3">
            <text:p>82884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KY</text:p>
          </table:table-cell>
          <table:table-cell office:value-type="string" table:style-name="ce7">
            <text:p>Número de assinantes</text:p>
          </table:table-cell>
          <table:table-cell office:value-type="float" office:value="5144946" table:style-name="ce15">
            <text:p>5144946<text:s/></text:p>
          </table:table-cell>
          <table:table-cell office:value-type="float" office:value="5216679" table:style-name="ce15">
            <text:p>5216679<text:s/></text:p>
          </table:table-cell>
          <table:table-cell office:value-type="float" office:value="5258503" table:style-name="ce15">
            <text:p>5258503<text:s/></text:p>
          </table:table-cell>
          <table:table-cell office:value-type="float" office:value="5342814" table:style-name="ce15">
            <text:p>5342814<text:s/></text:p>
          </table:table-cell>
          <table:table-cell office:value-type="float" office:value="5212365" table:style-name="ce15">
            <text:p>5212365<text:s/></text:p>
          </table:table-cell>
          <table:table-cell office:value-type="float" office:value="5167826" table:style-name="ce15">
            <text:p>5167826<text:s/></text:p>
          </table:table-cell>
          <table:table-cell office:value-type="float" office:value="5226455" table:style-name="ce15">
            <text:p>5226455<text:s/></text:p>
          </table:table-cell>
          <table:table-cell office:value-type="float" office:value="5252783" table:style-name="ce15">
            <text:p>5252783<text:s/></text:p>
          </table:table-cell>
          <table:table-cell office:value-type="float" office:value="5254784" table:style-name="ce15">
            <text:p>5254784<text:s/></text:p>
          </table:table-cell>
          <table:table-cell office:value-type="float" office:value="5276204" table:style-name="ce15">
            <text:p>5276204<text:s/></text:p>
          </table:table-cell>
          <table:table-cell office:value-type="float" office:value="5319158" table:style-name="ce15">
            <text:p>5319158<text:s/></text:p>
          </table:table-cell>
          <table:table-cell office:value-type="float" office:value="5371385" table:style-name="ce3">
            <text:p>537138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Telefônica Vivo</text:p>
          </table:table-cell>
          <table:table-cell office:value-type="string" table:style-name="ce7">
            <text:p>Número de assinantes</text:p>
          </table:table-cell>
          <table:table-cell office:value-type="float" office:value="586152" table:style-name="ce15">
            <text:p>586152<text:s/></text:p>
          </table:table-cell>
          <table:table-cell office:value-type="float" office:value="564857" table:style-name="ce15">
            <text:p>564857<text:s/></text:p>
          </table:table-cell>
          <table:table-cell office:value-type="float" office:value="555512" table:style-name="ce15">
            <text:p>555512<text:s/></text:p>
          </table:table-cell>
          <table:table-cell office:value-type="float" office:value="532033" table:style-name="ce15">
            <text:p>532033<text:s/></text:p>
          </table:table-cell>
          <table:table-cell office:value-type="float" office:value="531364" table:style-name="ce15">
            <text:p>531364<text:s/></text:p>
          </table:table-cell>
          <table:table-cell office:value-type="float" office:value="512811" table:style-name="ce15">
            <text:p>512811<text:s/></text:p>
          </table:table-cell>
          <table:table-cell office:value-type="float" office:value="525362" table:style-name="ce15">
            <text:p>525362<text:s/></text:p>
          </table:table-cell>
          <table:table-cell office:value-type="float" office:value="551455" table:style-name="ce15">
            <text:p>551455<text:s/></text:p>
          </table:table-cell>
          <table:table-cell office:value-type="float" office:value="564771" table:style-name="ce15">
            <text:p>564771<text:s/></text:p>
          </table:table-cell>
          <table:table-cell office:value-type="float" office:value="581697" table:style-name="ce15">
            <text:p>581697<text:s/></text:p>
          </table:table-cell>
          <table:table-cell office:value-type="float" office:value="585835" table:style-name="ce15">
            <text:p>585835<text:s/></text:p>
          </table:table-cell>
          <table:table-cell office:value-type="float" office:value="593848" table:style-name="ce3">
            <text:p>593848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VIACABO</text:p>
          </table:table-cell>
          <table:table-cell office:value-type="string" table:style-name="ce7">
            <text:p>Número de assinantes</text:p>
          </table:table-cell>
          <table:table-cell office:value-type="float" office:value="107935" table:style-name="ce15">
            <text:p>107935<text:s/></text:p>
          </table:table-cell>
          <table:table-cell office:value-type="float" office:value="108512" table:style-name="ce15">
            <text:p>108512<text:s/></text:p>
          </table:table-cell>
          <table:table-cell office:value-type="float" office:value="109777" table:style-name="ce15">
            <text:p>109777<text:s/></text:p>
          </table:table-cell>
          <table:table-cell office:value-type="float" office:value="111341" table:style-name="ce15">
            <text:p>111341<text:s/></text:p>
          </table:table-cell>
          <table:table-cell office:value-type="float" office:value="111892" table:style-name="ce15">
            <text:p>111892<text:s/></text:p>
          </table:table-cell>
          <table:table-cell office:value-type="float" office:value="113968" table:style-name="ce15">
            <text:p>113968<text:s/></text:p>
          </table:table-cell>
          <table:table-cell office:value-type="float" office:value="115159" table:style-name="ce15">
            <text:p>115159<text:s/></text:p>
          </table:table-cell>
          <table:table-cell office:value-type="float" office:value="116981" table:style-name="ce15">
            <text:p>116981<text:s/></text:p>
          </table:table-cell>
          <table:table-cell office:value-type="float" office:value="118274" table:style-name="ce15">
            <text:p>118274<text:s/></text:p>
          </table:table-cell>
          <table:table-cell office:value-type="float" office:value="118858" table:style-name="ce15">
            <text:p>118858<text:s/></text:p>
          </table:table-cell>
          <table:table-cell office:value-type="float" office:value="119029" table:style-name="ce15">
            <text:p>119029<text:s/></text:p>
          </table:table-cell>
          <table:table-cell office:value-type="float" office:value="157395" table:style-name="ce3">
            <text:p>157395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TV Cidade</text:p>
          </table:table-cell>
          <table:table-cell office:value-type="string" table:style-name="ce11">
            <text:p>Número de assinantes</text:p>
          </table:table-cell>
          <table:table-cell table:number-columns-repeated="3" table:style-name="ce16"/>
          <table:table-cell office:value-type="float" office:value="100627" table:style-name="ce16">
            <text:p>100627<text:s/></text:p>
          </table:table-cell>
          <table:table-cell table:number-columns-repeated="4" table:style-name="ce16"/>
          <table:table-cell table:number-columns-repeated="3" table:style-name="ce17"/>
          <table:table-cell table:style-name="ce18"/>
          <table:table-cell table:number-columns-repeated="16370"/>
        </table:table-row>
        <table:table-row table:style-name="ro1">
          <table:table-cell office:value-type="string" table:style-name="ce7">
            <text:p>Claro TV</text:p>
          </table:table-cell>
          <table:table-cell office:value-type="string" table:style-name="ce7">
            <text:p>Índice de Reclamações</text:p>
          </table:table-cell>
          <table:table-cell office:value-type="float" office:value="0.88900000000000001" table:style-name="ce8">
            <text:p>0,889</text:p>
          </table:table-cell>
          <table:table-cell office:value-type="float" office:value="0.84299999999999997" table:style-name="ce8">
            <text:p>0,843</text:p>
          </table:table-cell>
          <table:table-cell office:value-type="float" office:value="0.873" table:style-name="ce8">
            <text:p>0,873</text:p>
          </table:table-cell>
          <table:table-cell office:value-type="float" office:value="0.876" table:style-name="ce8">
            <text:p>0,876</text:p>
          </table:table-cell>
          <table:table-cell office:value-type="float" office:value="0.83599999999999997" table:style-name="ce9">
            <text:p>0,836</text:p>
          </table:table-cell>
          <table:table-cell office:value-type="float" office:value="0.83899999999999997" table:style-name="ce8">
            <text:p>0,839</text:p>
          </table:table-cell>
          <table:table-cell office:value-type="float" office:value="0.96899999999999997" table:style-name="ce8">
            <text:p>0,969</text:p>
          </table:table-cell>
          <table:table-cell office:value-type="float" office:value="0.98" table:style-name="ce8">
            <text:p>0,980</text:p>
          </table:table-cell>
          <table:table-cell office:value-type="float" office:value="0.95299999999999996" table:style-name="ce9">
            <text:p>0,953</text:p>
          </table:table-cell>
          <table:table-cell office:value-type="float" office:value="1.075" table:style-name="ce9">
            <text:p>1,075</text:p>
          </table:table-cell>
          <table:table-cell office:value-type="float" office:value="0.91100000000000003" table:style-name="ce9">
            <text:p>0,911</text:p>
          </table:table-cell>
          <table:table-cell office:value-type="float" office:value="0.90100000000000002" table:style-name="ce10">
            <text:p>0,90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TBC TV</text:p>
          </table:table-cell>
          <table:table-cell office:value-type="string" table:style-name="ce7">
            <text:p>Índice de Reclamações</text:p>
          </table:table-cell>
          <table:table-cell office:value-type="float" office:value="1.2090000000000001" table:style-name="ce8">
            <text:p>1,209</text:p>
          </table:table-cell>
          <table:table-cell office:value-type="float" office:value="0.91300000000000003" table:style-name="ce8">
            <text:p>0,913</text:p>
          </table:table-cell>
          <table:table-cell office:value-type="float" office:value="0.871" table:style-name="ce8">
            <text:p>0,871</text:p>
          </table:table-cell>
          <table:table-cell office:value-type="float" office:value="0.93500000000000005" table:style-name="ce8">
            <text:p>0,935</text:p>
          </table:table-cell>
          <table:table-cell office:value-type="float" office:value="1.073" table:style-name="ce9">
            <text:p>1,073</text:p>
          </table:table-cell>
          <table:table-cell office:value-type="float" office:value="0.85599999999999998" table:style-name="ce8">
            <text:p>0,856</text:p>
          </table:table-cell>
          <table:table-cell office:value-type="float" office:value="1.3080000000000001" table:style-name="ce8">
            <text:p>1,308</text:p>
          </table:table-cell>
          <table:table-cell office:value-type="float" office:value="1.093" table:style-name="ce8">
            <text:p>1,093</text:p>
          </table:table-cell>
          <table:table-cell office:value-type="float" office:value="0.86599999999999999" table:style-name="ce9">
            <text:p>0,866</text:p>
          </table:table-cell>
          <table:table-cell office:value-type="float" office:value="0.94699999999999995" table:style-name="ce9">
            <text:p>0,947</text:p>
          </table:table-cell>
          <table:table-cell office:value-type="float" office:value="0.67800000000000005" table:style-name="ce9">
            <text:p>0,678</text:p>
          </table:table-cell>
          <table:table-cell office:value-type="float" office:value="0.73899999999999999" table:style-name="ce10">
            <text:p>0,739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GVT</text:p>
          </table:table-cell>
          <table:table-cell office:value-type="string" table:style-name="ce7">
            <text:p>Índice de Reclamações</text:p>
          </table:table-cell>
          <table:table-cell office:value-type="float" office:value="4.4180000000000001" table:style-name="ce8">
            <text:p>4,418</text:p>
          </table:table-cell>
          <table:table-cell office:value-type="float" office:value="4.835" table:style-name="ce8">
            <text:p>4,835</text:p>
          </table:table-cell>
          <table:table-cell office:value-type="float" office:value="4.8890000000000002" table:style-name="ce8">
            <text:p>4,889</text:p>
          </table:table-cell>
          <table:table-cell office:value-type="float" office:value="3.7770000000000001" table:style-name="ce8">
            <text:p>3,777</text:p>
          </table:table-cell>
          <table:table-cell office:value-type="float" office:value="3.161" table:style-name="ce9">
            <text:p>3,161</text:p>
          </table:table-cell>
          <table:table-cell office:value-type="float" office:value="2.52" table:style-name="ce8">
            <text:p>2,520</text:p>
          </table:table-cell>
          <table:table-cell office:value-type="float" office:value="2.484" table:style-name="ce8">
            <text:p>2,484</text:p>
          </table:table-cell>
          <table:table-cell office:value-type="float" office:value="2.3140000000000001" table:style-name="ce8">
            <text:p>2,314</text:p>
          </table:table-cell>
          <table:table-cell office:value-type="float" office:value="2.1560000000000001" table:style-name="ce9">
            <text:p>2,156</text:p>
          </table:table-cell>
          <table:table-cell office:value-type="float" office:value="2.7269999999999999" table:style-name="ce9">
            <text:p>2,727</text:p>
          </table:table-cell>
          <table:table-cell office:value-type="float" office:value="2.3090000000000002" table:style-name="ce9">
            <text:p>2,309</text:p>
          </table:table-cell>
          <table:table-cell office:value-type="float" office:value="2.4009999999999998" table:style-name="ce10">
            <text:p>2,40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NET</text:p>
          </table:table-cell>
          <table:table-cell office:value-type="string" table:style-name="ce7">
            <text:p>Índice de Reclamações</text:p>
          </table:table-cell>
          <table:table-cell office:value-type="float" office:value="0.74" table:style-name="ce8">
            <text:p>0,740</text:p>
          </table:table-cell>
          <table:table-cell office:value-type="float" office:value="0.88800000000000001" table:style-name="ce8">
            <text:p>0,888</text:p>
          </table:table-cell>
          <table:table-cell office:value-type="float" office:value="0.97" table:style-name="ce8">
            <text:p>0,970</text:p>
          </table:table-cell>
          <table:table-cell office:value-type="float" office:value="0.89800000000000002" table:style-name="ce8">
            <text:p>0,898</text:p>
          </table:table-cell>
          <table:table-cell office:value-type="float" office:value="0.88" table:style-name="ce9">
            <text:p>0,880</text:p>
          </table:table-cell>
          <table:table-cell office:value-type="float" office:value="0.77600000000000002" table:style-name="ce8">
            <text:p>0,776</text:p>
          </table:table-cell>
          <table:table-cell office:value-type="float" office:value="0.85099999999999998" table:style-name="ce8">
            <text:p>0,851</text:p>
          </table:table-cell>
          <table:table-cell office:value-type="float" office:value="0.83399999999999996" table:style-name="ce8">
            <text:p>0,834</text:p>
          </table:table-cell>
          <table:table-cell office:value-type="float" office:value="0.753" table:style-name="ce9">
            <text:p>0,753</text:p>
          </table:table-cell>
          <table:table-cell office:value-type="float" office:value="0.86899999999999999" table:style-name="ce9">
            <text:p>0,869</text:p>
          </table:table-cell>
          <table:table-cell office:value-type="float" office:value="0.85299999999999998" table:style-name="ce9">
            <text:p>0,853</text:p>
          </table:table-cell>
          <table:table-cell office:value-type="float" office:value="0.85299999999999998" table:style-name="ce10">
            <text:p>0,853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Oi TV</text:p>
          </table:table-cell>
          <table:table-cell office:value-type="string" table:style-name="ce7">
            <text:p>Índice de Reclamações</text:p>
          </table:table-cell>
          <table:table-cell office:value-type="float" office:value="3.4929999999999999" table:style-name="ce8">
            <text:p>3,493</text:p>
          </table:table-cell>
          <table:table-cell office:value-type="float" office:value="3.2549999999999999" table:style-name="ce8">
            <text:p>3,255</text:p>
          </table:table-cell>
          <table:table-cell office:value-type="float" office:value="3.7040000000000002" table:style-name="ce8">
            <text:p>3,704</text:p>
          </table:table-cell>
          <table:table-cell office:value-type="float" office:value="3.7690000000000001" table:style-name="ce8">
            <text:p>3,769</text:p>
          </table:table-cell>
          <table:table-cell office:value-type="float" office:value="3.7879999999999998" table:style-name="ce9">
            <text:p>3,788</text:p>
          </table:table-cell>
          <table:table-cell office:value-type="float" office:value="3.57" table:style-name="ce8">
            <text:p>3,570</text:p>
          </table:table-cell>
          <table:table-cell office:value-type="float" office:value="4.1109999999999998" table:style-name="ce8">
            <text:p>4,111</text:p>
          </table:table-cell>
          <table:table-cell office:value-type="float" office:value="3.7490000000000001" table:style-name="ce8">
            <text:p>3,749</text:p>
          </table:table-cell>
          <table:table-cell office:value-type="float" office:value="3.3860000000000001" table:style-name="ce9">
            <text:p>3,386</text:p>
          </table:table-cell>
          <table:table-cell office:value-type="float" office:value="3.5070000000000001" table:style-name="ce9">
            <text:p>3,507</text:p>
          </table:table-cell>
          <table:table-cell office:value-type="float" office:value="2.714" table:style-name="ce9">
            <text:p>2,714</text:p>
          </table:table-cell>
          <table:table-cell office:value-type="float" office:value="2.835" table:style-name="ce10">
            <text:p>2,83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KY</text:p>
          </table:table-cell>
          <table:table-cell office:value-type="string" table:style-name="ce7">
            <text:p>Índice de Reclamações</text:p>
          </table:table-cell>
          <table:table-cell office:value-type="float" office:value="1.7809999999999999" table:style-name="ce8">
            <text:p>1,781</text:p>
          </table:table-cell>
          <table:table-cell office:value-type="float" office:value="1.5169999999999999" table:style-name="ce8">
            <text:p>1,517</text:p>
          </table:table-cell>
          <table:table-cell office:value-type="float" office:value="1.7130000000000001" table:style-name="ce8">
            <text:p>1,713</text:p>
          </table:table-cell>
          <table:table-cell office:value-type="float" office:value="1.421" table:style-name="ce8">
            <text:p>1,421</text:p>
          </table:table-cell>
          <table:table-cell office:value-type="float" office:value="1.3839999999999999" table:style-name="ce9">
            <text:p>1,384</text:p>
          </table:table-cell>
          <table:table-cell office:value-type="float" office:value="1.2729999999999999" table:style-name="ce8">
            <text:p>1,273</text:p>
          </table:table-cell>
          <table:table-cell office:value-type="float" office:value="1.42" table:style-name="ce8">
            <text:p>1,420</text:p>
          </table:table-cell>
          <table:table-cell office:value-type="float" office:value="1.4530000000000001" table:style-name="ce8">
            <text:p>1,453</text:p>
          </table:table-cell>
          <table:table-cell office:value-type="float" office:value="1.167" table:style-name="ce9">
            <text:p>1,167</text:p>
          </table:table-cell>
          <table:table-cell office:value-type="float" office:value="1.39" table:style-name="ce9">
            <text:p>1,390</text:p>
          </table:table-cell>
          <table:table-cell office:value-type="float" office:value="1.343" table:style-name="ce9">
            <text:p>1,343</text:p>
          </table:table-cell>
          <table:table-cell office:value-type="float" office:value="1.385" table:style-name="ce10">
            <text:p>1,38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Telefônica Vivo</text:p>
          </table:table-cell>
          <table:table-cell office:value-type="string" table:style-name="ce7">
            <text:p>Índice de Reclamações</text:p>
          </table:table-cell>
          <table:table-cell office:value-type="float" office:value="1.5349999999999999" table:style-name="ce8">
            <text:p>1,535</text:p>
          </table:table-cell>
          <table:table-cell office:value-type="float" office:value="1.7809999999999999" table:style-name="ce8">
            <text:p>1,781</text:p>
          </table:table-cell>
          <table:table-cell office:value-type="float" office:value="1.617" table:style-name="ce8">
            <text:p>1,617</text:p>
          </table:table-cell>
          <table:table-cell office:value-type="float" office:value="1.357" table:style-name="ce8">
            <text:p>1,357</text:p>
          </table:table-cell>
          <table:table-cell office:value-type="float" office:value="1.5580000000000001" table:style-name="ce9">
            <text:p>1,558</text:p>
          </table:table-cell>
          <table:table-cell office:value-type="float" office:value="2.0179999999999998" table:style-name="ce8">
            <text:p>2,018</text:p>
          </table:table-cell>
          <table:table-cell office:value-type="float" office:value="3.5880000000000001" table:style-name="ce8">
            <text:p>3,588</text:p>
          </table:table-cell>
          <table:table-cell office:value-type="float" office:value="3.0369999999999999" table:style-name="ce8">
            <text:p>3,037</text:p>
          </table:table-cell>
          <table:table-cell office:value-type="float" office:value="2.778" table:style-name="ce9">
            <text:p>2,778</text:p>
          </table:table-cell>
          <table:table-cell office:value-type="float" office:value="2.532" table:style-name="ce9">
            <text:p>2,532</text:p>
          </table:table-cell>
          <table:table-cell office:value-type="float" office:value="1.871" table:style-name="ce9">
            <text:p>1,871</text:p>
          </table:table-cell>
          <table:table-cell office:value-type="float" office:value="2.125" table:style-name="ce10">
            <text:p>2,12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VIACABO</text:p>
          </table:table-cell>
          <table:table-cell office:value-type="string" table:style-name="ce7">
            <text:p>Índice de Reclamações</text:p>
          </table:table-cell>
          <table:table-cell office:value-type="float" office:value="0.32400000000000001" table:style-name="ce8">
            <text:p>0,324</text:p>
          </table:table-cell>
          <table:table-cell office:value-type="float" office:value="0.30399999999999999" table:style-name="ce8">
            <text:p>0,304</text:p>
          </table:table-cell>
          <table:table-cell office:value-type="float" office:value="0.40100000000000002" table:style-name="ce8">
            <text:p>0,401</text:p>
          </table:table-cell>
          <table:table-cell office:value-type="float" office:value="0.51200000000000001" table:style-name="ce8">
            <text:p>0,512</text:p>
          </table:table-cell>
          <table:table-cell office:value-type="float" office:value="0.58099999999999996" table:style-name="ce9">
            <text:p>0,581</text:p>
          </table:table-cell>
          <table:table-cell office:value-type="float" office:value="0.64100000000000001" table:style-name="ce8">
            <text:p>0,641</text:p>
          </table:table-cell>
          <table:table-cell office:value-type="float" office:value="0.81599999999999995" table:style-name="ce8">
            <text:p>0,816</text:p>
          </table:table-cell>
          <table:table-cell office:value-type="float" office:value="0.58099999999999996" table:style-name="ce8">
            <text:p>0,581</text:p>
          </table:table-cell>
          <table:table-cell office:value-type="float" office:value="0.47299999999999998" table:style-name="ce9">
            <text:p>0,473</text:p>
          </table:table-cell>
          <table:table-cell office:value-type="float" office:value="0.505" table:style-name="ce9">
            <text:p>0,505</text:p>
          </table:table-cell>
          <table:table-cell office:value-type="float" office:value="0.73099999999999998" table:style-name="ce9">
            <text:p>0,731</text:p>
          </table:table-cell>
          <table:table-cell office:value-type="float" office:value="0.79400000000000004" table:style-name="ce10">
            <text:p>0,794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TV CIDADE</text:p>
          </table:table-cell>
          <table:table-cell office:value-type="string" table:style-name="ce11">
            <text:p>Índice de Reclamações</text:p>
          </table:table-cell>
          <table:table-cell table:number-columns-repeated="3" table:style-name="ce12"/>
          <table:table-cell office:value-type="float" office:value="1.4710000000000001" table:style-name="ce12">
            <text:p>1,471</text:p>
          </table:table-cell>
          <table:table-cell table:style-name="ce13"/>
          <table:table-cell table:number-columns-repeated="3" table:style-name="ce12"/>
          <table:table-cell table:number-columns-repeated="3" table:style-name="ce13"/>
          <table:table-cell table:style-name="ce14"/>
          <table:table-cell table:number-columns-repeated="16370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8.760999999999996" table:style-name="ce9">
            <text:p>88,761</text:p>
          </table:table-cell>
          <table:table-cell office:value-type="float" office:value="85.918000000000006" table:style-name="ce9">
            <text:p>85,918</text:p>
          </table:table-cell>
          <table:table-cell office:value-type="float" office:value="81.448999999999998" table:style-name="ce9">
            <text:p>81,449</text:p>
          </table:table-cell>
          <table:table-cell office:value-type="float" office:value="86.524000000000001" table:style-name="ce9">
            <text:p>86,524</text:p>
          </table:table-cell>
          <table:table-cell office:value-type="float" office:value="81.45" table:style-name="ce9">
            <text:p>81,450</text:p>
          </table:table-cell>
          <table:table-cell office:value-type="float" office:value="86.52" table:style-name="ce9">
            <text:p>86,520</text:p>
          </table:table-cell>
          <table:table-cell office:value-type="float" office:value="91.132999999999996" table:style-name="ce9">
            <text:p>91,133</text:p>
          </table:table-cell>
          <table:table-cell office:value-type="float" office:value="91.088999999999999" table:style-name="ce9">
            <text:p>91,089</text:p>
          </table:table-cell>
          <table:table-cell office:value-type="float" office:value="87.367999999999995" table:style-name="ce9">
            <text:p>87,368</text:p>
          </table:table-cell>
          <table:table-cell office:value-type="float" office:value="83.701999999999998" table:style-name="ce9">
            <text:p>83,702</text:p>
          </table:table-cell>
          <table:table-cell office:value-type="float" office:value="85.555999999999997" table:style-name="ce9">
            <text:p>85,556</text:p>
          </table:table-cell>
          <table:table-cell office:value-type="float" office:value="85.247" table:style-name="ce7">
            <text:p>85,247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92.856999999999999" table:style-name="ce9">
            <text:p>92,857</text:p>
          </table:table-cell>
          <table:table-cell office:value-type="float" office:value="92.593000000000004" table:style-name="ce9">
            <text:p>92,593</text:p>
          </table:table-cell>
          <table:table-cell office:value-type="float" office:value="89.524000000000001" table:style-name="ce9">
            <text:p>89,524</text:p>
          </table:table-cell>
          <table:table-cell office:value-type="float" office:value="97.457999999999998" table:style-name="ce9">
            <text:p>97,458</text:p>
          </table:table-cell>
          <table:table-cell office:value-type="float" office:value="88.06" table:style-name="ce9">
            <text:p>88,060</text:p>
          </table:table-cell>
          <table:table-cell office:value-type="float" office:value="93.519000000000005" table:style-name="ce9">
            <text:p>93,519</text:p>
          </table:table-cell>
          <table:table-cell office:value-type="float" office:value="89.759" table:style-name="ce9">
            <text:p>89,759</text:p>
          </table:table-cell>
          <table:table-cell office:value-type="float" office:value="82.143000000000001" table:style-name="ce9">
            <text:p>82,143</text:p>
          </table:table-cell>
          <table:table-cell office:value-type="float" office:value="87.387" table:style-name="ce9">
            <text:p>87,387</text:p>
          </table:table-cell>
          <table:table-cell office:value-type="float" office:value="90.164000000000001" table:style-name="ce9">
            <text:p>90,164</text:p>
          </table:table-cell>
          <table:table-cell office:value-type="float" office:value="80.682000000000002" table:style-name="ce9">
            <text:p>80,682</text:p>
          </table:table-cell>
          <table:table-cell office:value-type="float" office:value="86.869" table:style-name="ce7">
            <text:p>86,869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7.769000000000005" table:style-name="ce9">
            <text:p>87,769</text:p>
          </table:table-cell>
          <table:table-cell office:value-type="float" office:value="82.906000000000006" table:style-name="ce9">
            <text:p>82,906</text:p>
          </table:table-cell>
          <table:table-cell office:value-type="float" office:value="70.391000000000005" table:style-name="ce9">
            <text:p>70,391</text:p>
          </table:table-cell>
          <table:table-cell office:value-type="float" office:value="85.941000000000003" table:style-name="ce9">
            <text:p>85,941</text:p>
          </table:table-cell>
          <table:table-cell office:value-type="float" office:value="88.358000000000004" table:style-name="ce9">
            <text:p>88,358</text:p>
          </table:table-cell>
          <table:table-cell office:value-type="float" office:value="89.677999999999997" table:style-name="ce9">
            <text:p>89,678</text:p>
          </table:table-cell>
          <table:table-cell office:value-type="float" office:value="87.721999999999994" table:style-name="ce9">
            <text:p>87,722</text:p>
          </table:table-cell>
          <table:table-cell office:value-type="float" office:value="83.55" table:style-name="ce9">
            <text:p>83,550</text:p>
          </table:table-cell>
          <table:table-cell office:value-type="float" office:value="80.236999999999995" table:style-name="ce9">
            <text:p>80,237</text:p>
          </table:table-cell>
          <table:table-cell office:value-type="float" office:value="82.212999999999994" table:style-name="ce9">
            <text:p>82,213</text:p>
          </table:table-cell>
          <table:table-cell office:value-type="float" office:value="89.096999999999994" table:style-name="ce9">
            <text:p>89,097</text:p>
          </table:table-cell>
          <table:table-cell office:value-type="float" office:value="87.031000000000006" table:style-name="ce7">
            <text:p>87,031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8.498999999999995" table:style-name="ce9">
            <text:p>88,499</text:p>
          </table:table-cell>
          <table:table-cell office:value-type="float" office:value="83.673000000000002" table:style-name="ce9">
            <text:p>83,673</text:p>
          </table:table-cell>
          <table:table-cell office:value-type="float" office:value="85.513999999999996" table:style-name="ce9">
            <text:p>85,514</text:p>
          </table:table-cell>
          <table:table-cell office:value-type="float" office:value="86.823999999999998" table:style-name="ce9">
            <text:p>86,824</text:p>
          </table:table-cell>
          <table:table-cell office:value-type="float" office:value="87.915000000000006" table:style-name="ce9">
            <text:p>87,915</text:p>
          </table:table-cell>
          <table:table-cell office:value-type="float" office:value="87.864000000000004" table:style-name="ce9">
            <text:p>87,864</text:p>
          </table:table-cell>
          <table:table-cell office:value-type="float" office:value="89.066000000000003" table:style-name="ce9">
            <text:p>89,066</text:p>
          </table:table-cell>
          <table:table-cell office:value-type="float" office:value="86.661000000000001" table:style-name="ce9">
            <text:p>86,661</text:p>
          </table:table-cell>
          <table:table-cell office:value-type="float" office:value="84.667000000000002" table:style-name="ce9">
            <text:p>84,667</text:p>
          </table:table-cell>
          <table:table-cell office:value-type="float" office:value="86.100999999999999" table:style-name="ce9">
            <text:p>86,101</text:p>
          </table:table-cell>
          <table:table-cell office:value-type="float" office:value="88.864999999999995" table:style-name="ce9">
            <text:p>88,865</text:p>
          </table:table-cell>
          <table:table-cell office:value-type="float" office:value="87.34" table:style-name="ce7">
            <text:p>87,34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6.591999999999999" table:style-name="ce9">
            <text:p>86,592</text:p>
          </table:table-cell>
          <table:table-cell office:value-type="float" office:value="86.066999999999993" table:style-name="ce9">
            <text:p>86,067</text:p>
          </table:table-cell>
          <table:table-cell office:value-type="float" office:value="85.893000000000001" table:style-name="ce9">
            <text:p>85,893</text:p>
          </table:table-cell>
          <table:table-cell office:value-type="float" office:value="86.32" table:style-name="ce9">
            <text:p>86,320</text:p>
          </table:table-cell>
          <table:table-cell office:value-type="float" office:value="87.805999999999997" table:style-name="ce9">
            <text:p>87,806</text:p>
          </table:table-cell>
          <table:table-cell office:value-type="float" office:value="88.126000000000005" table:style-name="ce9">
            <text:p>88,126</text:p>
          </table:table-cell>
          <table:table-cell office:value-type="float" office:value="89.212999999999994" table:style-name="ce9">
            <text:p>89,213</text:p>
          </table:table-cell>
          <table:table-cell office:value-type="float" office:value="87.87" table:style-name="ce9">
            <text:p>87,870</text:p>
          </table:table-cell>
          <table:table-cell office:value-type="float" office:value="88.241" table:style-name="ce9">
            <text:p>88,241</text:p>
          </table:table-cell>
          <table:table-cell office:value-type="float" office:value="88.188999999999993" table:style-name="ce9">
            <text:p>88,189</text:p>
          </table:table-cell>
          <table:table-cell office:value-type="float" office:value="89.587000000000003" table:style-name="ce9">
            <text:p>89,587</text:p>
          </table:table-cell>
          <table:table-cell office:value-type="float" office:value="88.34" table:style-name="ce7">
            <text:p>88,34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6.870999999999995" table:style-name="ce9">
            <text:p>86,871</text:p>
          </table:table-cell>
          <table:table-cell office:value-type="float" office:value="86.71" table:style-name="ce9">
            <text:p>86,710</text:p>
          </table:table-cell>
          <table:table-cell office:value-type="float" office:value="87.766000000000005" table:style-name="ce9">
            <text:p>87,766</text:p>
          </table:table-cell>
          <table:table-cell office:value-type="float" office:value="86.813000000000002" table:style-name="ce9">
            <text:p>86,813</text:p>
          </table:table-cell>
          <table:table-cell office:value-type="float" office:value="86.260999999999996" table:style-name="ce9">
            <text:p>86,261</text:p>
          </table:table-cell>
          <table:table-cell office:value-type="float" office:value="83.710999999999999" table:style-name="ce9">
            <text:p>83,711</text:p>
          </table:table-cell>
          <table:table-cell office:value-type="float" office:value="80.231999999999999" table:style-name="ce9">
            <text:p>80,232</text:p>
          </table:table-cell>
          <table:table-cell office:value-type="float" office:value="84.161000000000001" table:style-name="ce9">
            <text:p>84,161</text:p>
          </table:table-cell>
          <table:table-cell office:value-type="float" office:value="89.84" table:style-name="ce9">
            <text:p>89,840</text:p>
          </table:table-cell>
          <table:table-cell office:value-type="float" office:value="89.938999999999993" table:style-name="ce9">
            <text:p>89,939</text:p>
          </table:table-cell>
          <table:table-cell office:value-type="float" office:value="90.563999999999993" table:style-name="ce9">
            <text:p>90,564</text:p>
          </table:table-cell>
          <table:table-cell office:value-type="float" office:value="89.218000000000004" table:style-name="ce7">
            <text:p>89,218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83.778000000000006" table:style-name="ce9">
            <text:p>83,778</text:p>
          </table:table-cell>
          <table:table-cell office:value-type="float" office:value="87.772999999999996" table:style-name="ce9">
            <text:p>87,773</text:p>
          </table:table-cell>
          <table:table-cell office:value-type="float" office:value="89.197999999999993" table:style-name="ce9">
            <text:p>89,198</text:p>
          </table:table-cell>
          <table:table-cell office:value-type="float" office:value="90.028000000000006" table:style-name="ce9">
            <text:p>90,028</text:p>
          </table:table-cell>
          <table:table-cell office:value-type="float" office:value="88.284999999999997" table:style-name="ce9">
            <text:p>88,285</text:p>
          </table:table-cell>
          <table:table-cell office:value-type="float" office:value="89.372" table:style-name="ce9">
            <text:p>89,372</text:p>
          </table:table-cell>
          <table:table-cell office:value-type="float" office:value="88.753" table:style-name="ce9">
            <text:p>88,753</text:p>
          </table:table-cell>
          <table:table-cell office:value-type="float" office:value="89.433000000000007" table:style-name="ce9">
            <text:p>89,433</text:p>
          </table:table-cell>
          <table:table-cell office:value-type="float" office:value="90.120999999999995" table:style-name="ce9">
            <text:p>90,121</text:p>
          </table:table-cell>
          <table:table-cell office:value-type="float" office:value="90.427999999999997" table:style-name="ce9">
            <text:p>90,428</text:p>
          </table:table-cell>
          <table:table-cell office:value-type="float" office:value="90.328000000000003" table:style-name="ce9">
            <text:p>90,328</text:p>
          </table:table-cell>
          <table:table-cell office:value-type="float" office:value="90.412000000000006" table:style-name="ce7">
            <text:p>90,412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solvidas em 5 dias úteis</text:p>
          </table:table-cell>
          <table:table-cell office:value-type="float" office:value="65.713999999999999" table:style-name="ce9">
            <text:p>65,714</text:p>
          </table:table-cell>
          <table:table-cell office:value-type="float" office:value="48.484999999999999" table:style-name="ce9">
            <text:p>48,485</text:p>
          </table:table-cell>
          <table:table-cell office:value-type="float" office:value="81.817999999999998" table:style-name="ce9">
            <text:p>81,818</text:p>
          </table:table-cell>
          <table:table-cell office:value-type="float" office:value="82.456000000000003" table:style-name="ce9">
            <text:p>82,456</text:p>
          </table:table-cell>
          <table:table-cell office:value-type="float" office:value="80" table:style-name="ce9">
            <text:p>80,000</text:p>
          </table:table-cell>
          <table:table-cell office:value-type="float" office:value="64.384" table:style-name="ce9">
            <text:p>64,384</text:p>
          </table:table-cell>
          <table:table-cell office:value-type="float" office:value="72.34" table:style-name="ce9">
            <text:p>72,340</text:p>
          </table:table-cell>
          <table:table-cell office:value-type="float" office:value="72.058999999999997" table:style-name="ce9">
            <text:p>72,059</text:p>
          </table:table-cell>
          <table:table-cell office:value-type="float" office:value="80.356999999999999" table:style-name="ce9">
            <text:p>80,357</text:p>
          </table:table-cell>
          <table:table-cell office:value-type="float" office:value="8.3330000000000002" table:style-name="ce9">
            <text:p>8,333</text:p>
          </table:table-cell>
          <table:table-cell office:value-type="float" office:value="2.2290000000000001" table:style-name="ce9">
            <text:p>2,229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11">
            <text:p>TV CIDADE</text:p>
          </table:table-cell>
          <table:table-cell office:value-type="string" table:style-name="ce11">
            <text:p>Taxa de Resolvidas em 5 dias úteis</text:p>
          </table:table-cell>
          <table:table-cell table:number-columns-repeated="3" table:style-name="ce13"/>
          <table:table-cell office:value-type="float" office:value="68.918999999999997" table:style-name="ce13">
            <text:p>68,919</text:p>
          </table:table-cell>
          <table:table-cell table:number-columns-repeated="7" table:style-name="ce13"/>
          <table:table-cell table:style-name="ce19"/>
          <table:table-cell table:number-columns-repeated="16370" table:style-name="ce7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7">
            <text:p>Taxa de Reabertas</text:p>
          </table:table-cell>
          <table:table-cell office:value-type="float" office:value="6.4059999999999997" table:style-name="ce9">
            <text:p>6,406</text:p>
          </table:table-cell>
          <table:table-cell office:value-type="float" office:value="7.4029999999999996" table:style-name="ce9">
            <text:p>7,403</text:p>
          </table:table-cell>
          <table:table-cell office:value-type="float" office:value="7.4989999999999997" table:style-name="ce9">
            <text:p>7,499</text:p>
          </table:table-cell>
          <table:table-cell office:value-type="float" office:value="7.7119999999999997" table:style-name="ce9">
            <text:p>7,712</text:p>
          </table:table-cell>
          <table:table-cell office:value-type="float" office:value="8.34" table:style-name="ce9">
            <text:p>8,340</text:p>
          </table:table-cell>
          <table:table-cell office:value-type="float" office:value="7.5609999999999999" table:style-name="ce9">
            <text:p>7,561</text:p>
          </table:table-cell>
          <table:table-cell office:value-type="float" office:value="6.9610000000000003" table:style-name="ce9">
            <text:p>6,961</text:p>
          </table:table-cell>
          <table:table-cell office:value-type="float" office:value="8.1159999999999997" table:style-name="ce9">
            <text:p>8,116</text:p>
          </table:table-cell>
          <table:table-cell office:value-type="float" office:value="8.6059999999999999" table:style-name="ce9">
            <text:p>8,606</text:p>
          </table:table-cell>
          <table:table-cell office:value-type="float" office:value="9.4290000000000003" table:style-name="ce9">
            <text:p>9,429</text:p>
          </table:table-cell>
          <table:table-cell office:value-type="float" office:value="8.2110000000000003" table:style-name="ce9">
            <text:p>8,211</text:p>
          </table:table-cell>
          <table:table-cell office:value-type="float" office:value="10.003" table:style-name="ce20">
            <text:p>10,003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7">
            <text:p>Taxa de Reabertas</text:p>
          </table:table-cell>
          <table:table-cell office:value-type="float" office:value="5" table:style-name="ce9">
            <text:p>5,000</text:p>
          </table:table-cell>
          <table:table-cell office:value-type="float" office:value="2.778" table:style-name="ce9">
            <text:p>2,778</text:p>
          </table:table-cell>
          <table:table-cell office:value-type="float" office:value="7.6189999999999998" table:style-name="ce9">
            <text:p>7,619</text:p>
          </table:table-cell>
          <table:table-cell office:value-type="float" office:value="1.6950000000000001" table:style-name="ce9">
            <text:p>1,695</text:p>
          </table:table-cell>
          <table:table-cell office:value-type="float" office:value="8.3330000000000002" table:style-name="ce9">
            <text:p>8,333</text:p>
          </table:table-cell>
          <table:table-cell office:value-type="float" office:value="4.63" table:style-name="ce9">
            <text:p>4,630</text:p>
          </table:table-cell>
          <table:table-cell office:value-type="float" office:value="8.4339999999999993" table:style-name="ce9">
            <text:p>8,434</text:p>
          </table:table-cell>
          <table:table-cell office:value-type="float" office:value="6.8380000000000001" table:style-name="ce9">
            <text:p>6,838</text:p>
          </table:table-cell>
          <table:table-cell office:value-type="float" office:value="11.927" table:style-name="ce9">
            <text:p>11,927</text:p>
          </table:table-cell>
          <table:table-cell office:value-type="float" office:value="8.3330000000000002" table:style-name="ce9">
            <text:p>8,333</text:p>
          </table:table-cell>
          <table:table-cell office:value-type="float" office:value="11.364000000000001" table:style-name="ce9">
            <text:p>11,364</text:p>
          </table:table-cell>
          <table:table-cell office:value-type="float" office:value="8.0809999999999995" table:style-name="ce20">
            <text:p>8,081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abertas</text:p>
          </table:table-cell>
          <table:table-cell office:value-type="float" office:value="7.4020000000000001" table:style-name="ce9">
            <text:p>7,402</text:p>
          </table:table-cell>
          <table:table-cell office:value-type="float" office:value="9.4890000000000008" table:style-name="ce9">
            <text:p>9,489</text:p>
          </table:table-cell>
          <table:table-cell office:value-type="float" office:value="6.6280000000000001" table:style-name="ce9">
            <text:p>6,628</text:p>
          </table:table-cell>
          <table:table-cell office:value-type="float" office:value="9.1639999999999997" table:style-name="ce9">
            <text:p>9,164</text:p>
          </table:table-cell>
          <table:table-cell office:value-type="float" office:value="8.4260000000000002" table:style-name="ce9">
            <text:p>8,426</text:p>
          </table:table-cell>
          <table:table-cell office:value-type="float" office:value="8.9890000000000008" table:style-name="ce9">
            <text:p>8,989</text:p>
          </table:table-cell>
          <table:table-cell office:value-type="float" office:value="8.3019999999999996" table:style-name="ce9">
            <text:p>8,302</text:p>
          </table:table-cell>
          <table:table-cell office:value-type="float" office:value="6.6040000000000001" table:style-name="ce9">
            <text:p>6,604</text:p>
          </table:table-cell>
          <table:table-cell office:value-type="float" office:value="7.9770000000000003" table:style-name="ce9">
            <text:p>7,977</text:p>
          </table:table-cell>
          <table:table-cell office:value-type="float" office:value="6.4939999999999998" table:style-name="ce9">
            <text:p>6,494</text:p>
          </table:table-cell>
          <table:table-cell office:value-type="float" office:value="6.024" table:style-name="ce9">
            <text:p>6,024</text:p>
          </table:table-cell>
          <table:table-cell office:value-type="float" office:value="6.4240000000000004" table:style-name="ce20">
            <text:p>6,424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abertas</text:p>
          </table:table-cell>
          <table:table-cell office:value-type="float" office:value="6.7569999999999997" table:style-name="ce9">
            <text:p>6,757</text:p>
          </table:table-cell>
          <table:table-cell office:value-type="float" office:value="8.4280000000000008" table:style-name="ce9">
            <text:p>8,428</text:p>
          </table:table-cell>
          <table:table-cell office:value-type="float" office:value="8.3109999999999999" table:style-name="ce9">
            <text:p>8,311</text:p>
          </table:table-cell>
          <table:table-cell office:value-type="float" office:value="7.9429999999999996" table:style-name="ce9">
            <text:p>7,943</text:p>
          </table:table-cell>
          <table:table-cell office:value-type="float" office:value="6.5380000000000003" table:style-name="ce9">
            <text:p>6,538</text:p>
          </table:table-cell>
          <table:table-cell office:value-type="float" office:value="6.306" table:style-name="ce9">
            <text:p>6,306</text:p>
          </table:table-cell>
          <table:table-cell office:value-type="float" office:value="5.1340000000000003" table:style-name="ce9">
            <text:p>5,134</text:p>
          </table:table-cell>
          <table:table-cell office:value-type="float" office:value="5.7880000000000003" table:style-name="ce9">
            <text:p>5,788</text:p>
          </table:table-cell>
          <table:table-cell office:value-type="float" office:value="6.6680000000000001" table:style-name="ce9">
            <text:p>6,668</text:p>
          </table:table-cell>
          <table:table-cell office:value-type="float" office:value="6.359" table:style-name="ce9">
            <text:p>6,359</text:p>
          </table:table-cell>
          <table:table-cell office:value-type="float" office:value="5.6379999999999999" table:style-name="ce9">
            <text:p>5,638</text:p>
          </table:table-cell>
          <table:table-cell office:value-type="float" office:value="5.6719999999999997" table:style-name="ce20">
            <text:p>5,672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7">
            <text:p>Taxa de Reabertas</text:p>
          </table:table-cell>
          <table:table-cell office:value-type="float" office:value="6.65" table:style-name="ce9">
            <text:p>6,650</text:p>
          </table:table-cell>
          <table:table-cell office:value-type="float" office:value="6.7370000000000001" table:style-name="ce9">
            <text:p>6,737</text:p>
          </table:table-cell>
          <table:table-cell office:value-type="float" office:value="8.952" table:style-name="ce9">
            <text:p>8,952</text:p>
          </table:table-cell>
          <table:table-cell office:value-type="float" office:value="6.444" table:style-name="ce9">
            <text:p>6,444</text:p>
          </table:table-cell>
          <table:table-cell office:value-type="float" office:value="5.9530000000000003" table:style-name="ce9">
            <text:p>5,953</text:p>
          </table:table-cell>
          <table:table-cell office:value-type="float" office:value="5.6849999999999996" table:style-name="ce9">
            <text:p>5,685</text:p>
          </table:table-cell>
          <table:table-cell office:value-type="float" office:value="5" table:style-name="ce9">
            <text:p>5,000</text:p>
          </table:table-cell>
          <table:table-cell office:value-type="float" office:value="5.3280000000000003" table:style-name="ce9">
            <text:p>5,328</text:p>
          </table:table-cell>
          <table:table-cell office:value-type="float" office:value="5.99" table:style-name="ce9">
            <text:p>5,990</text:p>
          </table:table-cell>
          <table:table-cell office:value-type="float" office:value="5.7549999999999999" table:style-name="ce9">
            <text:p>5,755</text:p>
          </table:table-cell>
          <table:table-cell office:value-type="float" office:value="4.8250000000000002" table:style-name="ce9">
            <text:p>4,825</text:p>
          </table:table-cell>
          <table:table-cell office:value-type="float" office:value="4.8940000000000001" table:style-name="ce20">
            <text:p>4,894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abertas</text:p>
          </table:table-cell>
          <table:table-cell office:value-type="float" office:value="10.659000000000001" table:style-name="ce9">
            <text:p>10,659</text:p>
          </table:table-cell>
          <table:table-cell office:value-type="float" office:value="12.814" table:style-name="ce9">
            <text:p>12,814</text:p>
          </table:table-cell>
          <table:table-cell office:value-type="float" office:value="10.914" table:style-name="ce9">
            <text:p>10,914</text:p>
          </table:table-cell>
          <table:table-cell office:value-type="float" office:value="13.446999999999999" table:style-name="ce9">
            <text:p>13,447</text:p>
          </table:table-cell>
          <table:table-cell office:value-type="float" office:value="12.95" table:style-name="ce9">
            <text:p>12,950</text:p>
          </table:table-cell>
          <table:table-cell office:value-type="float" office:value="13.859" table:style-name="ce9">
            <text:p>13,859</text:p>
          </table:table-cell>
          <table:table-cell office:value-type="float" office:value="10.47" table:style-name="ce9">
            <text:p>10,470</text:p>
          </table:table-cell>
          <table:table-cell office:value-type="float" office:value="8.6020000000000003" table:style-name="ce9">
            <text:p>8,602</text:p>
          </table:table-cell>
          <table:table-cell office:value-type="float" office:value="10.794" table:style-name="ce9">
            <text:p>10,794</text:p>
          </table:table-cell>
          <table:table-cell office:value-type="float" office:value="10.579000000000001" table:style-name="ce9">
            <text:p>10,579</text:p>
          </table:table-cell>
          <table:table-cell office:value-type="float" office:value="9.84" table:style-name="ce9">
            <text:p>9,840</text:p>
          </table:table-cell>
          <table:table-cell office:value-type="float" office:value="11.244" table:style-name="ce20">
            <text:p>11,244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7">
            <text:p>Taxa de Reabertas</text:p>
          </table:table-cell>
          <table:table-cell office:value-type="float" office:value="6.2859999999999996" table:style-name="ce9">
            <text:p>6,286</text:p>
          </table:table-cell>
          <table:table-cell office:value-type="float" office:value="7.2069999999999999" table:style-name="ce9">
            <text:p>7,207</text:p>
          </table:table-cell>
          <table:table-cell office:value-type="float" office:value="7.0629999999999997" table:style-name="ce9">
            <text:p>7,063</text:p>
          </table:table-cell>
          <table:table-cell office:value-type="float" office:value="5.2850000000000001" table:style-name="ce9">
            <text:p>5,285</text:p>
          </table:table-cell>
          <table:table-cell office:value-type="float" office:value="7.2729999999999997" table:style-name="ce9">
            <text:p>7,273</text:p>
          </table:table-cell>
          <table:table-cell office:value-type="float" office:value="4.7949999999999999" table:style-name="ce9">
            <text:p>4,795</text:p>
          </table:table-cell>
          <table:table-cell office:value-type="float" office:value="7.38" table:style-name="ce9">
            <text:p>7,380</text:p>
          </table:table-cell>
          <table:table-cell office:value-type="float" office:value="6.077" table:style-name="ce9">
            <text:p>6,077</text:p>
          </table:table-cell>
          <table:table-cell office:value-type="float" office:value="5.226" table:style-name="ce9">
            <text:p>5,226</text:p>
          </table:table-cell>
          <table:table-cell office:value-type="float" office:value="5.9189999999999996" table:style-name="ce9">
            <text:p>5,919</text:p>
          </table:table-cell>
          <table:table-cell office:value-type="float" office:value="5.952" table:style-name="ce9">
            <text:p>5,952</text:p>
          </table:table-cell>
          <table:table-cell office:value-type="float" office:value="6.7460000000000004" table:style-name="ce20">
            <text:p>6,746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abertas</text:p>
          </table:table-cell>
          <table:table-cell office:value-type="float" office:value="26.471" table:style-name="ce9">
            <text:p>26,471</text:p>
          </table:table-cell>
          <table:table-cell office:value-type="float" office:value="38.094999999999999" table:style-name="ce9">
            <text:p>38,095</text:p>
          </table:table-cell>
          <table:table-cell office:value-type="float" office:value="15" table:style-name="ce9">
            <text:p>15,000</text:p>
          </table:table-cell>
          <table:table-cell office:value-type="float" office:value="27.273" table:style-name="ce9">
            <text:p>27,273</text:p>
          </table:table-cell>
          <table:table-cell office:value-type="float" office:value="22.581" table:style-name="ce9">
            <text:p>22,581</text:p>
          </table:table-cell>
          <table:table-cell office:value-type="float" office:value="15.278" table:style-name="ce9">
            <text:p>15,278</text:p>
          </table:table-cell>
          <table:table-cell office:value-type="float" office:value="28.234999999999999" table:style-name="ce9">
            <text:p>28,235</text:p>
          </table:table-cell>
          <table:table-cell office:value-type="float" office:value="31.25" table:style-name="ce9">
            <text:p>31,250</text:p>
          </table:table-cell>
          <table:table-cell office:value-type="float" office:value="26.922999999999998" table:style-name="ce9">
            <text:p>26,923</text:p>
          </table:table-cell>
          <table:table-cell office:value-type="float" office:value="20" table:style-name="ce9">
            <text:p>20,000</text:p>
          </table:table-cell>
          <table:table-cell office:value-type="float" office:value="8" table:style-name="ce9">
            <text:p>8,000</text:p>
          </table:table-cell>
          <table:table-cell office:value-type="float" office:value="0" table:style-name="ce20">
            <text:p>0,000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11">
            <text:p>TV CIDADE</text:p>
          </table:table-cell>
          <table:table-cell office:value-type="string" table:style-name="ce11">
            <text:p>Taxa de Reabertas</text:p>
          </table:table-cell>
          <table:table-cell table:number-columns-repeated="3" table:style-name="ce13"/>
          <table:table-cell office:value-type="float" office:value="25.190999999999999" table:style-name="ce13">
            <text:p>25,191</text:p>
          </table:table-cell>
          <table:table-cell table:number-columns-repeated="7" table:style-name="ce13"/>
          <table:table-cell table:style-name="ce19"/>
          <table:table-cell table:number-columns-repeated="16370" table:style-name="ce7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576999999999998" table:style-name="ce9">
            <text:p>99,577</text:p>
          </table:table-cell>
          <table:table-cell office:value-type="float" office:value="99.1" table:style-name="ce9">
            <text:p>99,100</text:p>
          </table:table-cell>
          <table:table-cell office:value-type="float" office:value="99.105000000000004" table:style-name="ce9">
            <text:p>99,105</text:p>
          </table:table-cell>
          <table:table-cell office:value-type="float" office:value="99.563000000000002" table:style-name="ce9">
            <text:p>99,563</text:p>
          </table:table-cell>
          <table:table-cell office:value-type="float" office:value="98.802000000000007" table:style-name="ce9">
            <text:p>98,802</text:p>
          </table:table-cell>
          <table:table-cell office:value-type="float" office:value="99.228999999999999" table:style-name="ce9">
            <text:p>99,229</text:p>
          </table:table-cell>
          <table:table-cell office:value-type="float" office:value="99.165000000000006" table:style-name="ce9">
            <text:p>99,165</text:p>
          </table:table-cell>
          <table:table-cell office:value-type="float" office:value="99.257999999999996" table:style-name="ce9">
            <text:p>99,258</text:p>
          </table:table-cell>
          <table:table-cell office:value-type="float" office:value="99.135000000000005" table:style-name="ce9">
            <text:p>99,135</text:p>
          </table:table-cell>
          <table:table-cell office:value-type="float" office:value="99.18" table:style-name="ce9">
            <text:p>99,180</text:p>
          </table:table-cell>
          <table:table-cell office:value-type="float" office:value="99.134" table:style-name="ce9">
            <text:p>99,134</text:p>
          </table:table-cell>
          <table:table-cell office:value-type="float" office:value="99.2" table:style-name="ce20">
            <text:p>99,200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7">
            <text:p>Taxa de Resolv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20">
            <text:p>100,000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solv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963999999999999" table:style-name="ce9">
            <text:p>99,964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948999999999998" table:style-name="ce9">
            <text:p>99,949</text:p>
          </table:table-cell>
          <table:table-cell office:value-type="float" office:value="99.938000000000002" table:style-name="ce9">
            <text:p>99,938</text:p>
          </table:table-cell>
          <table:table-cell office:value-type="float" office:value="99.837999999999994" table:style-name="ce9">
            <text:p>99,838</text:p>
          </table:table-cell>
          <table:table-cell office:value-type="float" office:value="99.775000000000006" table:style-name="ce9">
            <text:p>99,775</text:p>
          </table:table-cell>
          <table:table-cell office:value-type="float" office:value="99.72" table:style-name="ce9">
            <text:p>99,720</text:p>
          </table:table-cell>
          <table:table-cell office:value-type="float" office:value="99.953000000000003" table:style-name="ce9">
            <text:p>99,953</text:p>
          </table:table-cell>
          <table:table-cell office:value-type="float" office:value="99.843000000000004" table:style-name="ce20">
            <text:p>99,843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754000000000005" table:style-name="ce9">
            <text:p>99,754</text:p>
          </table:table-cell>
          <table:table-cell office:value-type="float" office:value="99.582999999999998" table:style-name="ce9">
            <text:p>99,583</text:p>
          </table:table-cell>
          <table:table-cell office:value-type="float" office:value="99.683000000000007" table:style-name="ce9">
            <text:p>99,683</text:p>
          </table:table-cell>
          <table:table-cell office:value-type="float" office:value="99.855000000000004" table:style-name="ce9">
            <text:p>99,855</text:p>
          </table:table-cell>
          <table:table-cell office:value-type="float" office:value="99.825000000000003" table:style-name="ce9">
            <text:p>99,825</text:p>
          </table:table-cell>
          <table:table-cell office:value-type="float" office:value="99.856999999999999" table:style-name="ce9">
            <text:p>99,857</text:p>
          </table:table-cell>
          <table:table-cell office:value-type="float" office:value="99.852999999999994" table:style-name="ce9">
            <text:p>99,853</text:p>
          </table:table-cell>
          <table:table-cell office:value-type="float" office:value="99.793999999999997" table:style-name="ce9">
            <text:p>99,794</text:p>
          </table:table-cell>
          <table:table-cell office:value-type="float" office:value="99.703000000000003" table:style-name="ce9">
            <text:p>99,703</text:p>
          </table:table-cell>
          <table:table-cell office:value-type="float" office:value="99.358000000000004" table:style-name="ce9">
            <text:p>99,358</text:p>
          </table:table-cell>
          <table:table-cell office:value-type="float" office:value="99.837000000000003" table:style-name="ce9">
            <text:p>99,837</text:p>
          </table:table-cell>
          <table:table-cell office:value-type="float" office:value="99.765000000000001" table:style-name="ce20">
            <text:p>99,765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602999999999994" table:style-name="ce9">
            <text:p>99,603</text:p>
          </table:table-cell>
          <table:table-cell office:value-type="float" office:value="99.721999999999994" table:style-name="ce9">
            <text:p>99,722</text:p>
          </table:table-cell>
          <table:table-cell office:value-type="float" office:value="99.641999999999996" table:style-name="ce9">
            <text:p>99,642</text:p>
          </table:table-cell>
          <table:table-cell office:value-type="float" office:value="99.600999999999999" table:style-name="ce9">
            <text:p>99,601</text:p>
          </table:table-cell>
          <table:table-cell office:value-type="float" office:value="99.878" table:style-name="ce9">
            <text:p>99,878</text:p>
          </table:table-cell>
          <table:table-cell office:value-type="float" office:value="99.753" table:style-name="ce9">
            <text:p>99,753</text:p>
          </table:table-cell>
          <table:table-cell office:value-type="float" office:value="99.631" table:style-name="ce9">
            <text:p>99,631</text:p>
          </table:table-cell>
          <table:table-cell office:value-type="float" office:value="99.658000000000001" table:style-name="ce9">
            <text:p>99,658</text:p>
          </table:table-cell>
          <table:table-cell office:value-type="float" office:value="99.593000000000004" table:style-name="ce9">
            <text:p>99,593</text:p>
          </table:table-cell>
          <table:table-cell office:value-type="float" office:value="99.686999999999998" table:style-name="ce9">
            <text:p>99,687</text:p>
          </table:table-cell>
          <table:table-cell office:value-type="float" office:value="99.700999999999993" table:style-name="ce9">
            <text:p>99,701</text:p>
          </table:table-cell>
          <table:table-cell office:value-type="float" office:value="99.7" table:style-name="ce20">
            <text:p>99,700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248999999999995" table:style-name="ce9">
            <text:p>99,249</text:p>
          </table:table-cell>
          <table:table-cell office:value-type="float" office:value="98.51" table:style-name="ce9">
            <text:p>98,510</text:p>
          </table:table-cell>
          <table:table-cell office:value-type="float" office:value="99.116" table:style-name="ce9">
            <text:p>99,116</text:p>
          </table:table-cell>
          <table:table-cell office:value-type="float" office:value="99.054000000000002" table:style-name="ce9">
            <text:p>99,054</text:p>
          </table:table-cell>
          <table:table-cell office:value-type="float" office:value="98.932000000000002" table:style-name="ce9">
            <text:p>98,932</text:p>
          </table:table-cell>
          <table:table-cell office:value-type="float" office:value="97.796999999999997" table:style-name="ce9">
            <text:p>97,797</text:p>
          </table:table-cell>
          <table:table-cell office:value-type="float" office:value="99.585999999999999" table:style-name="ce9">
            <text:p>99,586</text:p>
          </table:table-cell>
          <table:table-cell office:value-type="float" office:value="99.289000000000001" table:style-name="ce9">
            <text:p>99,289</text:p>
          </table:table-cell>
          <table:table-cell office:value-type="float" office:value="99.828000000000003" table:style-name="ce9">
            <text:p>99,828</text:p>
          </table:table-cell>
          <table:table-cell office:value-type="float" office:value="99.825000000000003" table:style-name="ce9">
            <text:p>99,825</text:p>
          </table:table-cell>
          <table:table-cell office:value-type="float" office:value="99.872" table:style-name="ce9">
            <text:p>99,872</text:p>
          </table:table-cell>
          <table:table-cell office:value-type="float" office:value="98.909000000000006" table:style-name="ce20">
            <text:p>98,909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048000000000002" table:style-name="ce9">
            <text:p>99,048</text:p>
          </table:table-cell>
          <table:table-cell office:value-type="float" office:value="99.838999999999999" table:style-name="ce9">
            <text:p>99,839</text:p>
          </table:table-cell>
          <table:table-cell office:value-type="float" office:value="99.962999999999994" table:style-name="ce9">
            <text:p>99,963</text:p>
          </table:table-cell>
          <table:table-cell office:value-type="float" office:value="99.963999999999999" table:style-name="ce9">
            <text:p>99,964</text:p>
          </table:table-cell>
          <table:table-cell office:value-type="float" office:value="99.656999999999996" table:style-name="ce9">
            <text:p>99,657</text:p>
          </table:table-cell>
          <table:table-cell office:value-type="float" office:value="99.835999999999999" table:style-name="ce9">
            <text:p>99,836</text:p>
          </table:table-cell>
          <table:table-cell office:value-type="float" office:value="99.768000000000001" table:style-name="ce9">
            <text:p>99,768</text:p>
          </table:table-cell>
          <table:table-cell office:value-type="float" office:value="99.438999999999993" table:style-name="ce9">
            <text:p>99,439</text:p>
          </table:table-cell>
          <table:table-cell office:value-type="float" office:value="99.891000000000005" table:style-name="ce9">
            <text:p>99,891</text:p>
          </table:table-cell>
          <table:table-cell office:value-type="float" office:value="99.864000000000004" table:style-name="ce9">
            <text:p>99,864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20">
            <text:p>100,000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solv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" table:style-name="ce9">
            <text:p>99,000</text:p>
          </table:table-cell>
          <table:table-cell office:value-type="float" office:value="99.106999999999999" table:style-name="ce9">
            <text:p>99,107</text:p>
          </table:table-cell>
          <table:table-cell office:value-type="float" office:value="99.248000000000005" table:style-name="ce9">
            <text:p>99,248</text:p>
          </table:table-cell>
          <table:table-cell office:value-type="float" office:value="98.795000000000002" table:style-name="ce9">
            <text:p>98,795</text:p>
          </table:table-cell>
          <table:table-cell office:value-type="float" office:value="100" table:style-name="ce9">
            <text:p>100,000</text:p>
          </table:table-cell>
          <table:table-cell office:value-type="float" office:value="99.566999999999993" table:style-name="ce9">
            <text:p>99,567</text:p>
          </table:table-cell>
          <table:table-cell office:value-type="float" office:value="99.572999999999993" table:style-name="ce9">
            <text:p>99,573</text:p>
          </table:table-cell>
          <table:table-cell office:value-type="float" office:value="98.039000000000001" table:style-name="ce9">
            <text:p>98,039</text:p>
          </table:table-cell>
          <table:table-cell office:value-type="float" office:value="73.039000000000001" table:style-name="ce9">
            <text:p>73,039</text:p>
          </table:table-cell>
          <table:table-cell office:value-type="float" office:value="49.253999999999998" table:style-name="ce20">
            <text:p>49,254</text:p>
          </table:table-cell>
          <table:table-cell table:number-columns-repeated="16370" table:style-name="ce7"/>
        </table:table-row>
        <table:table-row table:style-name="ro2">
          <table:table-cell office:value-type="string" table:style-name="ce11">
            <text:p>TV CIDADE</text:p>
          </table:table-cell>
          <table:table-cell office:value-type="string" table:style-name="ce11">
            <text:p>Taxa de Resolvidas no Período</text:p>
          </table:table-cell>
          <table:table-cell table:number-columns-repeated="3" table:style-name="ce13"/>
          <table:table-cell office:value-type="float" office:value="99.831000000000003" table:style-name="ce13">
            <text:p>99,831</text:p>
          </table:table-cell>
          <table:table-cell table:number-columns-repeated="7" table:style-name="ce13"/>
          <table:table-cell table:style-name="ce19"/>
          <table:table-cell table:number-columns-repeated="16370" table:style-name="ce7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36" number:language="pt" number:country="BR">
      <number:number number:min-integer-digits="1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3" number:min-integer-digits="1"/>
    </number:number-style>
    <number:date-style style:name="N39" number:language="pt" number:country="BR">
      <number:month number:textual="true"/>
      <number:text>/</number:text>
      <number:year/>
    </number:date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1P0"/>
    </number:currency-style>
    <style:style style:name="Excel_32_Built-in_32_Comma" style:display-name="Excel Built-in Comma" style:family="table-cell" style:data-style-name="N40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dor</meta:initial-creator>
    <dc:creator>Herculano Araujo Rodrigues de Oliveira</dc:creator>
    <meta:creation-date>2014-01-16T12:20:14Z</meta:creation-date>
    <dc:date>2018-01-09T19:00:45Z</dc:date>
    <meta:editing-cycles>5</meta:editing-cycles>
    <meta:editing-duration>PT317S</meta:editing-duration>
    <meta:user-defined meta:name="AppVersion">14.0300</meta:user-defined>
    <meta:user-defined meta:name="Company">Anate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